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9.033cm" svg:y="1.906cm">
            <draw:object draw:notify-on-update-of-ranges="Sheet1.B1:Sheet1.B39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236962">
            <text:p>2236962</text:p>
          </table:table-cell>
          <table:table-cell table:formula="of:= [.A1] / 10000" office:value-type="float" office:value="223.6962">
            <text:p>223.6962</text:p>
          </table:table-cell>
        </table:table-row>
        <table:table-row table:style-name="ro1">
          <table:table-cell office:value-type="float" office:value="2302755">
            <text:p>2302755</text:p>
          </table:table-cell>
          <table:table-cell table:formula="of:= [.A2] / 10000" office:value-type="float" office:value="230.2755">
            <text:p>230.2755</text:p>
          </table:table-cell>
        </table:table-row>
        <table:table-row table:style-name="ro1">
          <table:table-cell office:value-type="float" office:value="2434341">
            <text:p>2434341</text:p>
          </table:table-cell>
          <table:table-cell table:formula="of:= [.A3] / 10000" office:value-type="float" office:value="243.4341">
            <text:p>243.4341</text:p>
          </table:table-cell>
        </table:table-row>
        <table:table-row table:style-name="ro1">
          <table:table-cell office:value-type="float" office:value="2565927">
            <text:p>2565927</text:p>
          </table:table-cell>
          <table:table-cell table:formula="of:= [.A4] / 10000" office:value-type="float" office:value="256.5927">
            <text:p>256.5927</text:p>
          </table:table-cell>
        </table:table-row>
        <table:table-row table:style-name="ro1">
          <table:table-cell office:value-type="float" office:value="2631720">
            <text:p>2631720</text:p>
          </table:table-cell>
          <table:table-cell table:formula="of:= [.A5] / 10000" office:value-type="float" office:value="263.172">
            <text:p>263.172</text:p>
          </table:table-cell>
        </table:table-row>
        <table:table-row table:style-name="ro1">
          <table:table-cell office:value-type="float" office:value="2763306">
            <text:p>2763306</text:p>
          </table:table-cell>
          <table:table-cell table:formula="of:= [.A6] / 10000" office:value-type="float" office:value="276.3306">
            <text:p>276.3306</text:p>
          </table:table-cell>
        </table:table-row>
        <table:table-row table:style-name="ro1">
          <table:table-cell office:value-type="float" office:value="2894892">
            <text:p>2894892</text:p>
          </table:table-cell>
          <table:table-cell table:formula="of:= [.A7] / 10000" office:value-type="float" office:value="289.4892">
            <text:p>289.4892</text:p>
          </table:table-cell>
        </table:table-row>
        <table:table-row table:style-name="ro1">
          <table:table-cell office:value-type="float" office:value="2960685">
            <text:p>2960685</text:p>
          </table:table-cell>
          <table:table-cell table:formula="of:= [.A8] / 10000" office:value-type="float" office:value="296.0685">
            <text:p>296.0685</text:p>
          </table:table-cell>
        </table:table-row>
        <table:table-row table:style-name="ro1">
          <table:table-cell office:value-type="float" office:value="3026478">
            <text:p>3026478</text:p>
          </table:table-cell>
          <table:table-cell table:formula="of:= [.A9] / 10000" office:value-type="float" office:value="302.6478">
            <text:p>302.6478</text:p>
          </table:table-cell>
        </table:table-row>
        <table:table-row table:style-name="ro1">
          <table:table-cell office:value-type="float" office:value="3092271">
            <text:p>3092271</text:p>
          </table:table-cell>
          <table:table-cell table:formula="of:= [.A10] / 10000" office:value-type="float" office:value="309.2271">
            <text:p>309.2271</text:p>
          </table:table-cell>
        </table:table-row>
        <table:table-row table:style-name="ro1">
          <table:table-cell office:value-type="float" office:value="3158064">
            <text:p>3158064</text:p>
          </table:table-cell>
          <table:table-cell table:formula="of:= [.A11] / 10000" office:value-type="float" office:value="315.8064">
            <text:p>315.8064</text:p>
          </table:table-cell>
        </table:table-row>
        <table:table-row table:style-name="ro1">
          <table:table-cell office:value-type="float" office:value="3289650">
            <text:p>3289650</text:p>
          </table:table-cell>
          <table:table-cell table:formula="of:= [.A12] / 10000" office:value-type="float" office:value="328.965">
            <text:p>328.965</text:p>
          </table:table-cell>
        </table:table-row>
        <table:table-row table:style-name="ro1">
          <table:table-cell office:value-type="float" office:value="3289650">
            <text:p>3289650</text:p>
          </table:table-cell>
          <table:table-cell table:formula="of:= [.A13] / 10000" office:value-type="float" office:value="328.965">
            <text:p>328.965</text:p>
          </table:table-cell>
        </table:table-row>
        <table:table-row table:style-name="ro1">
          <table:table-cell office:value-type="float" office:value="3355443">
            <text:p>3355443</text:p>
          </table:table-cell>
          <table:table-cell table:formula="of:= [.A14] / 10000" office:value-type="float" office:value="335.5443">
            <text:p>335.5443</text:p>
          </table:table-cell>
        </table:table-row>
        <table:table-row table:style-name="ro1">
          <table:table-cell office:value-type="float" office:value="3355443">
            <text:p>3355443</text:p>
          </table:table-cell>
          <table:table-cell table:formula="of:= [.A15] / 10000" office:value-type="float" office:value="335.5443">
            <text:p>335.5443</text:p>
          </table:table-cell>
        </table:table-row>
        <table:table-row table:style-name="ro1">
          <table:table-cell office:value-type="float" office:value="3355443">
            <text:p>3355443</text:p>
          </table:table-cell>
          <table:table-cell table:formula="of:= [.A16] / 10000" office:value-type="float" office:value="335.5443">
            <text:p>335.5443</text:p>
          </table:table-cell>
        </table:table-row>
        <table:table-row table:style-name="ro1">
          <table:table-cell office:value-type="float" office:value="3487029">
            <text:p>3487029</text:p>
          </table:table-cell>
          <table:table-cell table:formula="of:= [.A17] / 10000" office:value-type="float" office:value="348.7029">
            <text:p>348.7029</text:p>
          </table:table-cell>
        </table:table-row>
        <table:table-row table:style-name="ro1">
          <table:table-cell office:value-type="float" office:value="3487029">
            <text:p>3487029</text:p>
          </table:table-cell>
          <table:table-cell table:formula="of:= [.A18] / 10000" office:value-type="float" office:value="348.7029">
            <text:p>348.7029</text:p>
          </table:table-cell>
        </table:table-row>
        <table:table-row table:style-name="ro1">
          <table:table-cell office:value-type="float" office:value="3487029">
            <text:p>3487029</text:p>
          </table:table-cell>
          <table:table-cell table:formula="of:= [.A19] / 10000" office:value-type="float" office:value="348.7029">
            <text:p>348.7029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0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1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2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3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4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5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6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7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8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29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0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1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2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3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4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5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6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7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8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39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0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1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2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3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4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5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6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7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8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49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0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1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2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3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4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5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6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7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8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59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0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1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2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3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4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5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6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7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68] / 10000" office:value-type="float" office:value="355.2822">
            <text:p>355.2822</text:p>
          </table:table-cell>
        </table:table-row>
        <table:table-row table:style-name="ro1">
          <table:table-cell office:value-type="float" office:value="3618615">
            <text:p>3618615</text:p>
          </table:table-cell>
          <table:table-cell table:formula="of:= [.A69] / 10000" office:value-type="float" office:value="361.8615">
            <text:p>361.8615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0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1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2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3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4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5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6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7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78] / 10000" office:value-type="float" office:value="368.4408">
            <text:p>368.4408</text:p>
          </table:table-cell>
        </table:table-row>
        <table:table-row table:style-name="ro1">
          <table:table-cell office:value-type="float" office:value="3750201">
            <text:p>3750201</text:p>
          </table:table-cell>
          <table:table-cell table:formula="of:= [.A79] / 10000" office:value-type="float" office:value="375.0201">
            <text:p>375.0201</text:p>
          </table:table-cell>
        </table:table-row>
        <table:table-row table:style-name="ro1">
          <table:table-cell office:value-type="float" office:value="3750201">
            <text:p>3750201</text:p>
          </table:table-cell>
          <table:table-cell table:formula="of:= [.A80] / 10000" office:value-type="float" office:value="375.0201">
            <text:p>375.0201</text:p>
          </table:table-cell>
        </table:table-row>
        <table:table-row table:style-name="ro1">
          <table:table-cell office:value-type="float" office:value="3750201">
            <text:p>3750201</text:p>
          </table:table-cell>
          <table:table-cell table:formula="of:= [.A81] / 10000" office:value-type="float" office:value="375.0201">
            <text:p>375.0201</text:p>
          </table:table-cell>
        </table:table-row>
        <table:table-row table:style-name="ro1">
          <table:table-cell office:value-type="float" office:value="3815994">
            <text:p>3815994</text:p>
          </table:table-cell>
          <table:table-cell table:formula="of:= [.A82] / 10000" office:value-type="float" office:value="381.5994">
            <text:p>381.5994</text:p>
          </table:table-cell>
        </table:table-row>
        <table:table-row table:style-name="ro1">
          <table:table-cell office:value-type="float" office:value="3815994">
            <text:p>3815994</text:p>
          </table:table-cell>
          <table:table-cell table:formula="of:= [.A83] / 10000" office:value-type="float" office:value="381.5994">
            <text:p>381.5994</text:p>
          </table:table-cell>
        </table:table-row>
        <table:table-row table:style-name="ro1">
          <table:table-cell office:value-type="float" office:value="3815994">
            <text:p>3815994</text:p>
          </table:table-cell>
          <table:table-cell table:formula="of:= [.A84] / 10000" office:value-type="float" office:value="381.5994">
            <text:p>381.5994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85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86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87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88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89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90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91] / 10000" office:value-type="float" office:value="388.1787">
            <text:p>388.1787</text:p>
          </table:table-cell>
        </table:table-row>
        <table:table-row table:style-name="ro1">
          <table:table-cell office:value-type="float" office:value="3881787">
            <text:p>3881787</text:p>
          </table:table-cell>
          <table:table-cell table:formula="of:= [.A92] / 10000" office:value-type="float" office:value="388.1787">
            <text:p>388.1787</text:p>
          </table:table-cell>
        </table:table-row>
        <table:table-row table:style-name="ro1">
          <table:table-cell office:value-type="float" office:value="3815994">
            <text:p>3815994</text:p>
          </table:table-cell>
          <table:table-cell table:formula="of:= [.A93] / 10000" office:value-type="float" office:value="381.5994">
            <text:p>381.5994</text:p>
          </table:table-cell>
        </table:table-row>
        <table:table-row table:style-name="ro1">
          <table:table-cell office:value-type="float" office:value="3750201">
            <text:p>3750201</text:p>
          </table:table-cell>
          <table:table-cell table:formula="of:= [.A94] / 10000" office:value-type="float" office:value="375.0201">
            <text:p>375.0201</text:p>
          </table:table-cell>
        </table:table-row>
        <table:table-row table:style-name="ro1">
          <table:table-cell office:value-type="float" office:value="3750201">
            <text:p>3750201</text:p>
          </table:table-cell>
          <table:table-cell table:formula="of:= [.A95] / 10000" office:value-type="float" office:value="375.0201">
            <text:p>375.0201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96] / 10000" office:value-type="float" office:value="368.4408">
            <text:p>368.4408</text:p>
          </table:table-cell>
        </table:table-row>
        <table:table-row table:style-name="ro1">
          <table:table-cell office:value-type="float" office:value="3684408">
            <text:p>3684408</text:p>
          </table:table-cell>
          <table:table-cell table:formula="of:= [.A97] / 10000" office:value-type="float" office:value="368.4408">
            <text:p>368.4408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98] / 10000" office:value-type="float" office:value="355.2822">
            <text:p>355.2822</text:p>
          </table:table-cell>
        </table:table-row>
        <table:table-row table:style-name="ro1">
          <table:table-cell office:value-type="float" office:value="3552822">
            <text:p>3552822</text:p>
          </table:table-cell>
          <table:table-cell table:formula="of:= [.A99] / 10000" office:value-type="float" office:value="355.2822">
            <text:p>355.2822</text:p>
          </table:table-cell>
        </table:table-row>
        <table:table-row table:style-name="ro1">
          <table:table-cell office:value-type="float" office:value="3421236">
            <text:p>3421236</text:p>
          </table:table-cell>
          <table:table-cell table:formula="of:= [.A100] / 10000" office:value-type="float" office:value="342.1236">
            <text:p>342.1236</text:p>
          </table:table-cell>
        </table:table-row>
        <table:table-row table:style-name="ro1">
          <table:table-cell office:value-type="float" office:value="3355443">
            <text:p>3355443</text:p>
          </table:table-cell>
          <table:table-cell table:formula="of:= [.A101] / 10000" office:value-type="float" office:value="335.5443">
            <text:p>335.5443</text:p>
          </table:table-cell>
        </table:table-row>
        <table:table-row table:style-name="ro1">
          <table:table-cell office:value-type="float" office:value="3289650">
            <text:p>3289650</text:p>
          </table:table-cell>
          <table:table-cell table:formula="of:= [.A102] / 10000" office:value-type="float" office:value="328.965">
            <text:p>328.965</text:p>
          </table:table-cell>
        </table:table-row>
        <table:table-row table:style-name="ro1">
          <table:table-cell office:value-type="float" office:value="3223857">
            <text:p>3223857</text:p>
          </table:table-cell>
          <table:table-cell table:formula="of:= [.A103] / 10000" office:value-type="float" office:value="322.3857">
            <text:p>322.3857</text:p>
          </table:table-cell>
        </table:table-row>
        <table:table-row table:style-name="ro1">
          <table:table-cell office:value-type="float" office:value="3092271">
            <text:p>3092271</text:p>
          </table:table-cell>
          <table:table-cell table:formula="of:= [.A104] / 10000" office:value-type="float" office:value="309.2271">
            <text:p>309.2271</text:p>
          </table:table-cell>
        </table:table-row>
        <table:table-row table:style-name="ro1">
          <table:table-cell office:value-type="float" office:value="3092271">
            <text:p>3092271</text:p>
          </table:table-cell>
          <table:table-cell table:formula="of:= [.A105] / 10000" office:value-type="float" office:value="309.2271">
            <text:p>309.2271</text:p>
          </table:table-cell>
        </table:table-row>
        <table:table-row table:style-name="ro1">
          <table:table-cell office:value-type="float" office:value="2960685">
            <text:p>2960685</text:p>
          </table:table-cell>
          <table:table-cell table:formula="of:= [.A106] / 10000" office:value-type="float" office:value="296.0685">
            <text:p>296.0685</text:p>
          </table:table-cell>
        </table:table-row>
        <table:table-row table:style-name="ro1">
          <table:table-cell office:value-type="float" office:value="2894892">
            <text:p>2894892</text:p>
          </table:table-cell>
          <table:table-cell table:formula="of:= [.A107] / 10000" office:value-type="float" office:value="289.4892">
            <text:p>289.4892</text:p>
          </table:table-cell>
        </table:table-row>
        <table:table-row table:style-name="ro1">
          <table:table-cell office:value-type="float" office:value="2829099">
            <text:p>2829099</text:p>
          </table:table-cell>
          <table:table-cell table:formula="of:= [.A108] / 10000" office:value-type="float" office:value="282.9099">
            <text:p>282.9099</text:p>
          </table:table-cell>
        </table:table-row>
        <table:table-row table:style-name="ro1">
          <table:table-cell office:value-type="float" office:value="2697513">
            <text:p>2697513</text:p>
          </table:table-cell>
          <table:table-cell table:formula="of:= [.A109] / 10000" office:value-type="float" office:value="269.7513">
            <text:p>269.7513</text:p>
          </table:table-cell>
        </table:table-row>
        <table:table-row table:style-name="ro1">
          <table:table-cell office:value-type="float" office:value="2631720">
            <text:p>2631720</text:p>
          </table:table-cell>
          <table:table-cell table:formula="of:= [.A110] / 10000" office:value-type="float" office:value="263.172">
            <text:p>263.172</text:p>
          </table:table-cell>
        </table:table-row>
        <table:table-row table:style-name="ro1">
          <table:table-cell office:value-type="float" office:value="2500134">
            <text:p>2500134</text:p>
          </table:table-cell>
          <table:table-cell table:formula="of:= [.A111] / 10000" office:value-type="float" office:value="250.0134">
            <text:p>250.0134</text:p>
          </table:table-cell>
        </table:table-row>
        <table:table-row table:style-name="ro1">
          <table:table-cell office:value-type="float" office:value="2500134">
            <text:p>2500134</text:p>
          </table:table-cell>
          <table:table-cell table:formula="of:= [.A112] / 10000" office:value-type="float" office:value="250.0134">
            <text:p>250.0134</text:p>
          </table:table-cell>
        </table:table-row>
        <table:table-row table:style-name="ro1">
          <table:table-cell office:value-type="float" office:value="2368548">
            <text:p>2368548</text:p>
          </table:table-cell>
          <table:table-cell table:formula="of:= [.A113] / 10000" office:value-type="float" office:value="236.8548">
            <text:p>236.8548</text:p>
          </table:table-cell>
        </table:table-row>
        <table:table-row table:style-name="ro1">
          <table:table-cell office:value-type="float" office:value="2236962">
            <text:p>2236962</text:p>
          </table:table-cell>
          <table:table-cell table:formula="of:= [.A114] / 10000" office:value-type="float" office:value="223.6962">
            <text:p>223.6962</text:p>
          </table:table-cell>
        </table:table-row>
        <table:table-row table:style-name="ro1">
          <table:table-cell office:value-type="float" office:value="2171169">
            <text:p>2171169</text:p>
          </table:table-cell>
          <table:table-cell table:formula="of:= [.A115] / 10000" office:value-type="float" office:value="217.1169">
            <text:p>217.1169</text:p>
          </table:table-cell>
        </table:table-row>
        <table:table-row table:style-name="ro1">
          <table:table-cell office:value-type="float" office:value="2039583">
            <text:p>2039583</text:p>
          </table:table-cell>
          <table:table-cell table:formula="of:= [.A116] / 10000" office:value-type="float" office:value="203.9583">
            <text:p>203.9583</text:p>
          </table:table-cell>
        </table:table-row>
        <table:table-row table:style-name="ro1">
          <table:table-cell office:value-type="float" office:value="2039583">
            <text:p>2039583</text:p>
          </table:table-cell>
          <table:table-cell table:formula="of:= [.A117] / 10000" office:value-type="float" office:value="203.9583">
            <text:p>203.9583</text:p>
          </table:table-cell>
        </table:table-row>
        <table:table-row table:style-name="ro1">
          <table:table-cell office:value-type="float" office:value="1907997">
            <text:p>1907997</text:p>
          </table:table-cell>
          <table:table-cell table:formula="of:= [.A118] / 10000" office:value-type="float" office:value="190.7997">
            <text:p>190.7997</text:p>
          </table:table-cell>
        </table:table-row>
        <table:table-row table:style-name="ro1">
          <table:table-cell office:value-type="float" office:value="1776411">
            <text:p>1776411</text:p>
          </table:table-cell>
          <table:table-cell table:formula="of:= [.A119] / 10000" office:value-type="float" office:value="177.6411">
            <text:p>177.6411</text:p>
          </table:table-cell>
        </table:table-row>
        <table:table-row table:style-name="ro1">
          <table:table-cell office:value-type="float" office:value="1710618">
            <text:p>1710618</text:p>
          </table:table-cell>
          <table:table-cell table:formula="of:= [.A120] / 10000" office:value-type="float" office:value="171.0618">
            <text:p>171.0618</text:p>
          </table:table-cell>
        </table:table-row>
        <table:table-row table:style-name="ro1">
          <table:table-cell office:value-type="float" office:value="1579032">
            <text:p>1579032</text:p>
          </table:table-cell>
          <table:table-cell table:formula="of:= [.A121] / 10000" office:value-type="float" office:value="157.9032">
            <text:p>157.9032</text:p>
          </table:table-cell>
        </table:table-row>
        <table:table-row table:style-name="ro1">
          <table:table-cell office:value-type="float" office:value="1513239">
            <text:p>1513239</text:p>
          </table:table-cell>
          <table:table-cell table:formula="of:= [.A122] / 10000" office:value-type="float" office:value="151.3239">
            <text:p>151.3239</text:p>
          </table:table-cell>
        </table:table-row>
        <table:table-row table:style-name="ro1">
          <table:table-cell office:value-type="float" office:value="1447446">
            <text:p>1447446</text:p>
          </table:table-cell>
          <table:table-cell table:formula="of:= [.A123] / 10000" office:value-type="float" office:value="144.7446">
            <text:p>144.7446</text:p>
          </table:table-cell>
        </table:table-row>
        <table:table-row table:style-name="ro1">
          <table:table-cell office:value-type="float" office:value="1315860">
            <text:p>1315860</text:p>
          </table:table-cell>
          <table:table-cell table:formula="of:= [.A124] / 10000" office:value-type="float" office:value="131.586">
            <text:p>131.586</text:p>
          </table:table-cell>
        </table:table-row>
        <table:table-row table:style-name="ro1">
          <table:table-cell office:value-type="float" office:value="1184274">
            <text:p>1184274</text:p>
          </table:table-cell>
          <table:table-cell table:formula="of:= [.A125] / 10000" office:value-type="float" office:value="118.4274">
            <text:p>118.4274</text:p>
          </table:table-cell>
        </table:table-row>
        <table:table-row table:style-name="ro1">
          <table:table-cell office:value-type="float" office:value="1118481">
            <text:p>1118481</text:p>
          </table:table-cell>
          <table:table-cell table:formula="of:= [.A126] / 10000" office:value-type="float" office:value="111.8481">
            <text:p>111.8481</text:p>
          </table:table-cell>
        </table:table-row>
        <table:table-row table:style-name="ro1">
          <table:table-cell office:value-type="float" office:value="1052688">
            <text:p>1052688</text:p>
          </table:table-cell>
          <table:table-cell table:formula="of:= [.A127] / 10000" office:value-type="float" office:value="105.2688">
            <text:p>105.2688</text:p>
          </table:table-cell>
        </table:table-row>
        <table:table-row table:style-name="ro1">
          <table:table-cell office:value-type="float" office:value="921102">
            <text:p>921102</text:p>
          </table:table-cell>
          <table:table-cell table:formula="of:= [.A128] / 10000" office:value-type="float" office:value="92.1102">
            <text:p>92.1102</text:p>
          </table:table-cell>
        </table:table-row>
        <table:table-row table:style-name="ro1">
          <table:table-cell office:value-type="float" office:value="855309">
            <text:p>855309</text:p>
          </table:table-cell>
          <table:table-cell table:formula="of:= [.A129] / 10000" office:value-type="float" office:value="85.5309">
            <text:p>85.5309</text:p>
          </table:table-cell>
        </table:table-row>
        <table:table-row table:style-name="ro1">
          <table:table-cell office:value-type="float" office:value="789516">
            <text:p>789516</text:p>
          </table:table-cell>
          <table:table-cell table:formula="of:= [.A130] / 10000" office:value-type="float" office:value="78.9516">
            <text:p>78.9516</text:p>
          </table:table-cell>
        </table:table-row>
        <table:table-row table:style-name="ro1">
          <table:table-cell office:value-type="float" office:value="657930">
            <text:p>657930</text:p>
          </table:table-cell>
          <table:table-cell table:formula="of:= [.A131] / 10000" office:value-type="float" office:value="65.793">
            <text:p>65.793</text:p>
          </table:table-cell>
        </table:table-row>
        <table:table-row table:style-name="ro1">
          <table:table-cell office:value-type="float" office:value="592137">
            <text:p>592137</text:p>
          </table:table-cell>
          <table:table-cell table:formula="of:= [.A132] / 10000" office:value-type="float" office:value="59.2137">
            <text:p>59.2137</text:p>
          </table:table-cell>
        </table:table-row>
        <table:table-row table:style-name="ro1">
          <table:table-cell office:value-type="float" office:value="526344">
            <text:p>526344</text:p>
          </table:table-cell>
          <table:table-cell table:formula="of:= [.A133] / 10000" office:value-type="float" office:value="52.6344">
            <text:p>52.6344</text:p>
          </table:table-cell>
        </table:table-row>
        <table:table-row table:style-name="ro1">
          <table:table-cell office:value-type="float" office:value="460551">
            <text:p>460551</text:p>
          </table:table-cell>
          <table:table-cell table:formula="of:= [.A134] / 10000" office:value-type="float" office:value="46.0551">
            <text:p>46.0551</text:p>
          </table:table-cell>
        </table:table-row>
        <table:table-row table:style-name="ro1">
          <table:table-cell office:value-type="float" office:value="394758">
            <text:p>394758</text:p>
          </table:table-cell>
          <table:table-cell table:formula="of:= [.A135] / 10000" office:value-type="float" office:value="39.4758">
            <text:p>39.4758</text:p>
          </table:table-cell>
        </table:table-row>
        <table:table-row table:style-name="ro1">
          <table:table-cell office:value-type="float" office:value="394758">
            <text:p>394758</text:p>
          </table:table-cell>
          <table:table-cell table:formula="of:= [.A136] / 10000" office:value-type="float" office:value="39.4758">
            <text:p>39.4758</text:p>
          </table:table-cell>
        </table:table-row>
        <table:table-row table:style-name="ro1">
          <table:table-cell office:value-type="float" office:value="263172">
            <text:p>263172</text:p>
          </table:table-cell>
          <table:table-cell table:formula="of:= [.A137] / 10000" office:value-type="float" office:value="26.3172">
            <text:p>26.3172</text:p>
          </table:table-cell>
        </table:table-row>
        <table:table-row table:style-name="ro1">
          <table:table-cell office:value-type="float" office:value="263172">
            <text:p>263172</text:p>
          </table:table-cell>
          <table:table-cell table:formula="of:= [.A138] / 10000" office:value-type="float" office:value="26.3172">
            <text:p>26.3172</text:p>
          </table:table-cell>
        </table:table-row>
        <table:table-row table:style-name="ro1">
          <table:table-cell office:value-type="float" office:value="197379">
            <text:p>197379</text:p>
          </table:table-cell>
          <table:table-cell table:formula="of:= [.A139] / 10000" office:value-type="float" office:value="19.7379">
            <text:p>19.7379</text:p>
          </table:table-cell>
        </table:table-row>
        <table:table-row table:style-name="ro1">
          <table:table-cell office:value-type="float" office:value="131586">
            <text:p>131586</text:p>
          </table:table-cell>
          <table:table-cell table:formula="of:= [.A140] / 10000" office:value-type="float" office:value="13.1586">
            <text:p>13.1586</text:p>
          </table:table-cell>
        </table:table-row>
        <table:table-row table:style-name="ro1">
          <table:table-cell office:value-type="float" office:value="131586">
            <text:p>131586</text:p>
          </table:table-cell>
          <table:table-cell table:formula="of:= [.A141] / 10000" office:value-type="float" office:value="13.1586">
            <text:p>13.1586</text:p>
          </table:table-cell>
        </table:table-row>
        <table:table-row table:style-name="ro1">
          <table:table-cell office:value-type="float" office:value="131586">
            <text:p>131586</text:p>
          </table:table-cell>
          <table:table-cell table:formula="of:= [.A142] / 10000" office:value-type="float" office:value="13.1586">
            <text:p>13.1586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3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4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5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6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7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8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49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0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1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2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3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4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5] / 10000" office:value-type="float" office:value="6.5793">
            <text:p>6.5793</text:p>
          </table:table-cell>
        </table:table-row>
        <table:table-row table:style-name="ro1">
          <table:table-cell office:value-type="float" office:value="65793">
            <text:p>65793</text:p>
          </table:table-cell>
          <table:table-cell table:formula="of:= [.A156] / 10000" office:value-type="float" office:value="6.5793">
            <text:p>6.5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57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58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59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0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1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2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3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4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5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6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7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8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69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0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1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2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3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4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5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6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7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8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79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80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81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82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83] / 1000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184] / 10000" office:value-type="float" office:value="0">
            <text:p>0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85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86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87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88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89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0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1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2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3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4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5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6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7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8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199] / 10000" office:value-type="float" office:value="-6.5793">
            <text:p>-6.5793</text:p>
          </table:table-cell>
        </table:table-row>
        <table:table-row table:style-name="ro1">
          <table:table-cell office:value-type="float" office:value="-131586">
            <text:p>-131586</text:p>
          </table:table-cell>
          <table:table-cell table:formula="of:= [.A200] / 10000" office:value-type="float" office:value="-13.1586">
            <text:p>-13.1586</text:p>
          </table:table-cell>
        </table:table-row>
        <table:table-row table:style-name="ro1">
          <table:table-cell office:value-type="float" office:value="-131586">
            <text:p>-131586</text:p>
          </table:table-cell>
          <table:table-cell table:formula="of:= [.A201] / 10000" office:value-type="float" office:value="-13.1586">
            <text:p>-13.1586</text:p>
          </table:table-cell>
        </table:table-row>
        <table:table-row table:style-name="ro1">
          <table:table-cell office:value-type="float" office:value="-197379">
            <text:p>-197379</text:p>
          </table:table-cell>
          <table:table-cell table:formula="of:= [.A202] / 10000" office:value-type="float" office:value="-19.7379">
            <text:p>-19.7379</text:p>
          </table:table-cell>
        </table:table-row>
        <table:table-row table:style-name="ro1">
          <table:table-cell office:value-type="float" office:value="-197379">
            <text:p>-197379</text:p>
          </table:table-cell>
          <table:table-cell table:formula="of:= [.A203] / 10000" office:value-type="float" office:value="-19.7379">
            <text:p>-19.7379</text:p>
          </table:table-cell>
        </table:table-row>
        <table:table-row table:style-name="ro1">
          <table:table-cell office:value-type="float" office:value="-263172">
            <text:p>-263172</text:p>
          </table:table-cell>
          <table:table-cell table:formula="of:= [.A204] / 10000" office:value-type="float" office:value="-26.3172">
            <text:p>-26.3172</text:p>
          </table:table-cell>
        </table:table-row>
        <table:table-row table:style-name="ro1">
          <table:table-cell office:value-type="float" office:value="-263172">
            <text:p>-263172</text:p>
          </table:table-cell>
          <table:table-cell table:formula="of:= [.A205] / 10000" office:value-type="float" office:value="-26.3172">
            <text:p>-26.3172</text:p>
          </table:table-cell>
        </table:table-row>
        <table:table-row table:style-name="ro1">
          <table:table-cell office:value-type="float" office:value="-328965">
            <text:p>-328965</text:p>
          </table:table-cell>
          <table:table-cell table:formula="of:= [.A206] / 10000" office:value-type="float" office:value="-32.8965">
            <text:p>-32.8965</text:p>
          </table:table-cell>
        </table:table-row>
        <table:table-row table:style-name="ro1">
          <table:table-cell office:value-type="float" office:value="-394758">
            <text:p>-394758</text:p>
          </table:table-cell>
          <table:table-cell table:formula="of:= [.A207] / 10000" office:value-type="float" office:value="-39.4758">
            <text:p>-39.4758</text:p>
          </table:table-cell>
        </table:table-row>
        <table:table-row table:style-name="ro1">
          <table:table-cell office:value-type="float" office:value="-394758">
            <text:p>-394758</text:p>
          </table:table-cell>
          <table:table-cell table:formula="of:= [.A208] / 10000" office:value-type="float" office:value="-39.4758">
            <text:p>-39.4758</text:p>
          </table:table-cell>
        </table:table-row>
        <table:table-row table:style-name="ro1">
          <table:table-cell office:value-type="float" office:value="-526344">
            <text:p>-526344</text:p>
          </table:table-cell>
          <table:table-cell table:formula="of:= [.A209] / 10000" office:value-type="float" office:value="-52.6344">
            <text:p>-52.6344</text:p>
          </table:table-cell>
        </table:table-row>
        <table:table-row table:style-name="ro1">
          <table:table-cell office:value-type="float" office:value="-526344">
            <text:p>-526344</text:p>
          </table:table-cell>
          <table:table-cell table:formula="of:= [.A210] / 10000" office:value-type="float" office:value="-52.6344">
            <text:p>-52.6344</text:p>
          </table:table-cell>
        </table:table-row>
        <table:table-row table:style-name="ro1">
          <table:table-cell office:value-type="float" office:value="-526344">
            <text:p>-526344</text:p>
          </table:table-cell>
          <table:table-cell table:formula="of:= [.A211] / 10000" office:value-type="float" office:value="-52.6344">
            <text:p>-52.6344</text:p>
          </table:table-cell>
        </table:table-row>
        <table:table-row table:style-name="ro1">
          <table:table-cell office:value-type="float" office:value="-657930">
            <text:p>-657930</text:p>
          </table:table-cell>
          <table:table-cell table:formula="of:= [.A212] / 10000" office:value-type="float" office:value="-65.793">
            <text:p>-65.793</text:p>
          </table:table-cell>
        </table:table-row>
        <table:table-row table:style-name="ro1">
          <table:table-cell office:value-type="float" office:value="-657930">
            <text:p>-657930</text:p>
          </table:table-cell>
          <table:table-cell table:formula="of:= [.A213] / 10000" office:value-type="float" office:value="-65.793">
            <text:p>-65.793</text:p>
          </table:table-cell>
        </table:table-row>
        <table:table-row table:style-name="ro1">
          <table:table-cell office:value-type="float" office:value="-789516">
            <text:p>-789516</text:p>
          </table:table-cell>
          <table:table-cell table:formula="of:= [.A214] / 10000" office:value-type="float" office:value="-78.9516">
            <text:p>-78.9516</text:p>
          </table:table-cell>
        </table:table-row>
        <table:table-row table:style-name="ro1">
          <table:table-cell office:value-type="float" office:value="-789516">
            <text:p>-789516</text:p>
          </table:table-cell>
          <table:table-cell table:formula="of:= [.A215] / 10000" office:value-type="float" office:value="-78.9516">
            <text:p>-78.9516</text:p>
          </table:table-cell>
        </table:table-row>
        <table:table-row table:style-name="ro1">
          <table:table-cell office:value-type="float" office:value="-921102">
            <text:p>-921102</text:p>
          </table:table-cell>
          <table:table-cell table:formula="of:= [.A216] / 10000" office:value-type="float" office:value="-92.1102">
            <text:p>-92.1102</text:p>
          </table:table-cell>
        </table:table-row>
        <table:table-row table:style-name="ro1">
          <table:table-cell office:value-type="float" office:value="-921102">
            <text:p>-921102</text:p>
          </table:table-cell>
          <table:table-cell table:formula="of:= [.A217] / 10000" office:value-type="float" office:value="-92.1102">
            <text:p>-92.1102</text:p>
          </table:table-cell>
        </table:table-row>
        <table:table-row table:style-name="ro1">
          <table:table-cell office:value-type="float" office:value="-1052688">
            <text:p>-1052688</text:p>
          </table:table-cell>
          <table:table-cell table:formula="of:= [.A218] / 10000" office:value-type="float" office:value="-105.2688">
            <text:p>-105.2688</text:p>
          </table:table-cell>
        </table:table-row>
        <table:table-row table:style-name="ro1">
          <table:table-cell office:value-type="float" office:value="-1052688">
            <text:p>-1052688</text:p>
          </table:table-cell>
          <table:table-cell table:formula="of:= [.A219] / 10000" office:value-type="float" office:value="-105.2688">
            <text:p>-105.2688</text:p>
          </table:table-cell>
        </table:table-row>
        <table:table-row table:style-name="ro1">
          <table:table-cell office:value-type="float" office:value="-1184274">
            <text:p>-1184274</text:p>
          </table:table-cell>
          <table:table-cell table:formula="of:= [.A220] / 10000" office:value-type="float" office:value="-118.4274">
            <text:p>-118.4274</text:p>
          </table:table-cell>
        </table:table-row>
        <table:table-row table:style-name="ro1">
          <table:table-cell office:value-type="float" office:value="-1250067">
            <text:p>-1250067</text:p>
          </table:table-cell>
          <table:table-cell table:formula="of:= [.A221] / 10000" office:value-type="float" office:value="-125.0067">
            <text:p>-125.0067</text:p>
          </table:table-cell>
        </table:table-row>
        <table:table-row table:style-name="ro1">
          <table:table-cell office:value-type="float" office:value="-1315860">
            <text:p>-1315860</text:p>
          </table:table-cell>
          <table:table-cell table:formula="of:= [.A222] / 10000" office:value-type="float" office:value="-131.586">
            <text:p>-131.586</text:p>
          </table:table-cell>
        </table:table-row>
        <table:table-row table:style-name="ro1">
          <table:table-cell office:value-type="float" office:value="-1381653">
            <text:p>-1381653</text:p>
          </table:table-cell>
          <table:table-cell table:formula="of:= [.A223] / 10000" office:value-type="float" office:value="-138.1653">
            <text:p>-138.1653</text:p>
          </table:table-cell>
        </table:table-row>
        <table:table-row table:style-name="ro1">
          <table:table-cell office:value-type="float" office:value="-1447446">
            <text:p>-1447446</text:p>
          </table:table-cell>
          <table:table-cell table:formula="of:= [.A224] / 10000" office:value-type="float" office:value="-144.7446">
            <text:p>-144.7446</text:p>
          </table:table-cell>
        </table:table-row>
        <table:table-row table:style-name="ro1">
          <table:table-cell office:value-type="float" office:value="-1513239">
            <text:p>-1513239</text:p>
          </table:table-cell>
          <table:table-cell table:formula="of:= [.A225] / 10000" office:value-type="float" office:value="-151.3239">
            <text:p>-151.3239</text:p>
          </table:table-cell>
        </table:table-row>
        <table:table-row table:style-name="ro1">
          <table:table-cell office:value-type="float" office:value="-1579032">
            <text:p>-1579032</text:p>
          </table:table-cell>
          <table:table-cell table:formula="of:= [.A226] / 10000" office:value-type="float" office:value="-157.9032">
            <text:p>-157.9032</text:p>
          </table:table-cell>
        </table:table-row>
        <table:table-row table:style-name="ro1">
          <table:table-cell office:value-type="float" office:value="-1644825">
            <text:p>-1644825</text:p>
          </table:table-cell>
          <table:table-cell table:formula="of:= [.A227] / 10000" office:value-type="float" office:value="-164.4825">
            <text:p>-164.4825</text:p>
          </table:table-cell>
        </table:table-row>
        <table:table-row table:style-name="ro1">
          <table:table-cell office:value-type="float" office:value="-1776411">
            <text:p>-1776411</text:p>
          </table:table-cell>
          <table:table-cell table:formula="of:= [.A228] / 10000" office:value-type="float" office:value="-177.6411">
            <text:p>-177.6411</text:p>
          </table:table-cell>
        </table:table-row>
        <table:table-row table:style-name="ro1">
          <table:table-cell office:value-type="float" office:value="-1776411">
            <text:p>-1776411</text:p>
          </table:table-cell>
          <table:table-cell table:formula="of:= [.A229] / 10000" office:value-type="float" office:value="-177.6411">
            <text:p>-177.6411</text:p>
          </table:table-cell>
        </table:table-row>
        <table:table-row table:style-name="ro1">
          <table:table-cell office:value-type="float" office:value="-1907997">
            <text:p>-1907997</text:p>
          </table:table-cell>
          <table:table-cell table:formula="of:= [.A230] / 10000" office:value-type="float" office:value="-190.7997">
            <text:p>-190.7997</text:p>
          </table:table-cell>
        </table:table-row>
        <table:table-row table:style-name="ro1">
          <table:table-cell office:value-type="float" office:value="-1907997">
            <text:p>-1907997</text:p>
          </table:table-cell>
          <table:table-cell table:formula="of:= [.A231] / 10000" office:value-type="float" office:value="-190.7997">
            <text:p>-190.7997</text:p>
          </table:table-cell>
        </table:table-row>
        <table:table-row table:style-name="ro1">
          <table:table-cell office:value-type="float" office:value="-2039583">
            <text:p>-2039583</text:p>
          </table:table-cell>
          <table:table-cell table:formula="of:= [.A232] / 10000" office:value-type="float" office:value="-203.9583">
            <text:p>-203.9583</text:p>
          </table:table-cell>
        </table:table-row>
        <table:table-row table:style-name="ro1">
          <table:table-cell office:value-type="float" office:value="-2105376">
            <text:p>-2105376</text:p>
          </table:table-cell>
          <table:table-cell table:formula="of:= [.A233] / 10000" office:value-type="float" office:value="-210.5376">
            <text:p>-210.5376</text:p>
          </table:table-cell>
        </table:table-row>
        <table:table-row table:style-name="ro1">
          <table:table-cell office:value-type="float" office:value="-2171169">
            <text:p>-2171169</text:p>
          </table:table-cell>
          <table:table-cell table:formula="of:= [.A234] / 10000" office:value-type="float" office:value="-217.1169">
            <text:p>-217.1169</text:p>
          </table:table-cell>
        </table:table-row>
        <table:table-row table:style-name="ro1">
          <table:table-cell office:value-type="float" office:value="-2302755">
            <text:p>-2302755</text:p>
          </table:table-cell>
          <table:table-cell table:formula="of:= [.A235] / 10000" office:value-type="float" office:value="-230.2755">
            <text:p>-230.2755</text:p>
          </table:table-cell>
        </table:table-row>
        <table:table-row table:style-name="ro1">
          <table:table-cell office:value-type="float" office:value="-2368548">
            <text:p>-2368548</text:p>
          </table:table-cell>
          <table:table-cell table:formula="of:= [.A236] / 10000" office:value-type="float" office:value="-236.8548">
            <text:p>-236.8548</text:p>
          </table:table-cell>
        </table:table-row>
        <table:table-row table:style-name="ro1">
          <table:table-cell office:value-type="float" office:value="-2434341">
            <text:p>-2434341</text:p>
          </table:table-cell>
          <table:table-cell table:formula="of:= [.A237] / 10000" office:value-type="float" office:value="-243.4341">
            <text:p>-243.4341</text:p>
          </table:table-cell>
        </table:table-row>
        <table:table-row table:style-name="ro1">
          <table:table-cell office:value-type="float" office:value="-2500134">
            <text:p>-2500134</text:p>
          </table:table-cell>
          <table:table-cell table:formula="of:= [.A238] / 10000" office:value-type="float" office:value="-250.0134">
            <text:p>-250.0134</text:p>
          </table:table-cell>
        </table:table-row>
        <table:table-row table:style-name="ro1">
          <table:table-cell office:value-type="float" office:value="-2631720">
            <text:p>-2631720</text:p>
          </table:table-cell>
          <table:table-cell table:formula="of:= [.A239] / 10000" office:value-type="float" office:value="-263.172">
            <text:p>-263.172</text:p>
          </table:table-cell>
        </table:table-row>
        <table:table-row table:style-name="ro1">
          <table:table-cell office:value-type="float" office:value="-2763306">
            <text:p>-2763306</text:p>
          </table:table-cell>
          <table:table-cell table:formula="of:= [.A240] / 10000" office:value-type="float" office:value="-276.3306">
            <text:p>-276.3306</text:p>
          </table:table-cell>
        </table:table-row>
        <table:table-row table:style-name="ro1">
          <table:table-cell office:value-type="float" office:value="-2763306">
            <text:p>-2763306</text:p>
          </table:table-cell>
          <table:table-cell table:formula="of:= [.A241] / 10000" office:value-type="float" office:value="-276.3306">
            <text:p>-276.3306</text:p>
          </table:table-cell>
        </table:table-row>
        <table:table-row table:style-name="ro1">
          <table:table-cell office:value-type="float" office:value="-2894892">
            <text:p>-2894892</text:p>
          </table:table-cell>
          <table:table-cell table:formula="of:= [.A242] / 10000" office:value-type="float" office:value="-289.4892">
            <text:p>-289.4892</text:p>
          </table:table-cell>
        </table:table-row>
        <table:table-row table:style-name="ro1">
          <table:table-cell office:value-type="float" office:value="-3026478">
            <text:p>-3026478</text:p>
          </table:table-cell>
          <table:table-cell table:formula="of:= [.A243] / 10000" office:value-type="float" office:value="-302.6478">
            <text:p>-302.6478</text:p>
          </table:table-cell>
        </table:table-row>
        <table:table-row table:style-name="ro1">
          <table:table-cell office:value-type="float" office:value="-3092271">
            <text:p>-3092271</text:p>
          </table:table-cell>
          <table:table-cell table:formula="of:= [.A244] / 10000" office:value-type="float" office:value="-309.2271">
            <text:p>-309.2271</text:p>
          </table:table-cell>
        </table:table-row>
        <table:table-row table:style-name="ro1">
          <table:table-cell office:value-type="float" office:value="-3223857">
            <text:p>-3223857</text:p>
          </table:table-cell>
          <table:table-cell table:formula="of:= [.A245] / 10000" office:value-type="float" office:value="-322.3857">
            <text:p>-322.3857</text:p>
          </table:table-cell>
        </table:table-row>
        <table:table-row table:style-name="ro1">
          <table:table-cell office:value-type="float" office:value="-3355443">
            <text:p>-3355443</text:p>
          </table:table-cell>
          <table:table-cell table:formula="of:= [.A246] / 10000" office:value-type="float" office:value="-335.5443">
            <text:p>-335.5443</text:p>
          </table:table-cell>
        </table:table-row>
        <table:table-row table:style-name="ro1">
          <table:table-cell office:value-type="float" office:value="-3487029">
            <text:p>-3487029</text:p>
          </table:table-cell>
          <table:table-cell table:formula="of:= [.A247] / 10000" office:value-type="float" office:value="-348.7029">
            <text:p>-348.7029</text:p>
          </table:table-cell>
        </table:table-row>
        <table:table-row table:style-name="ro1">
          <table:table-cell office:value-type="float" office:value="-3618615">
            <text:p>-3618615</text:p>
          </table:table-cell>
          <table:table-cell table:formula="of:= [.A248] / 10000" office:value-type="float" office:value="-361.8615">
            <text:p>-361.8615</text:p>
          </table:table-cell>
        </table:table-row>
        <table:table-row table:style-name="ro1">
          <table:table-cell office:value-type="float" office:value="-3750201">
            <text:p>-3750201</text:p>
          </table:table-cell>
          <table:table-cell table:formula="of:= [.A249] / 10000" office:value-type="float" office:value="-375.0201">
            <text:p>-375.0201</text:p>
          </table:table-cell>
        </table:table-row>
        <table:table-row table:style-name="ro1">
          <table:table-cell office:value-type="float" office:value="-3881787">
            <text:p>-3881787</text:p>
          </table:table-cell>
          <table:table-cell table:formula="of:= [.A250] / 10000" office:value-type="float" office:value="-388.1787">
            <text:p>-388.1787</text:p>
          </table:table-cell>
        </table:table-row>
        <table:table-row table:style-name="ro1">
          <table:table-cell office:value-type="float" office:value="-4013373">
            <text:p>-4013373</text:p>
          </table:table-cell>
          <table:table-cell table:formula="of:= [.A251] / 10000" office:value-type="float" office:value="-401.3373">
            <text:p>-401.3373</text:p>
          </table:table-cell>
        </table:table-row>
        <table:table-row table:style-name="ro1">
          <table:table-cell office:value-type="float" office:value="-4210752">
            <text:p>-4210752</text:p>
          </table:table-cell>
          <table:table-cell table:formula="of:= [.A252] / 10000" office:value-type="float" office:value="-421.0752">
            <text:p>-421.0752</text:p>
          </table:table-cell>
        </table:table-row>
        <table:table-row table:style-name="ro1">
          <table:table-cell office:value-type="float" office:value="-4342338">
            <text:p>-4342338</text:p>
          </table:table-cell>
          <table:table-cell table:formula="of:= [.A253] / 10000" office:value-type="float" office:value="-434.2338">
            <text:p>-434.2338</text:p>
          </table:table-cell>
        </table:table-row>
        <table:table-row table:style-name="ro1">
          <table:table-cell office:value-type="float" office:value="-4605510">
            <text:p>-4605510</text:p>
          </table:table-cell>
          <table:table-cell table:formula="of:= [.A254] / 10000" office:value-type="float" office:value="-460.551">
            <text:p>-460.551</text:p>
          </table:table-cell>
        </table:table-row>
        <table:table-row table:style-name="ro1">
          <table:table-cell office:value-type="float" office:value="-4737096">
            <text:p>-4737096</text:p>
          </table:table-cell>
          <table:table-cell table:formula="of:= [.A255] / 10000" office:value-type="float" office:value="-473.7096">
            <text:p>-473.7096</text:p>
          </table:table-cell>
        </table:table-row>
        <table:table-row table:style-name="ro1">
          <table:table-cell office:value-type="float" office:value="-4934475">
            <text:p>-4934475</text:p>
          </table:table-cell>
          <table:table-cell table:formula="of:= [.A256] / 10000" office:value-type="float" office:value="-493.4475">
            <text:p>-493.4475</text:p>
          </table:table-cell>
        </table:table-row>
        <table:table-row table:style-name="ro1">
          <table:table-cell office:value-type="float" office:value="-5131854">
            <text:p>-5131854</text:p>
          </table:table-cell>
          <table:table-cell table:formula="of:= [.A257] / 10000" office:value-type="float" office:value="-513.1854">
            <text:p>-513.1854</text:p>
          </table:table-cell>
        </table:table-row>
        <table:table-row table:style-name="ro1">
          <table:table-cell office:value-type="float" office:value="-5329233">
            <text:p>-5329233</text:p>
          </table:table-cell>
          <table:table-cell table:formula="of:= [.A258] / 10000" office:value-type="float" office:value="-532.9233">
            <text:p>-532.9233</text:p>
          </table:table-cell>
        </table:table-row>
        <table:table-row table:style-name="ro1">
          <table:table-cell office:value-type="float" office:value="-5592405">
            <text:p>-5592405</text:p>
          </table:table-cell>
          <table:table-cell table:formula="of:= [.A259] / 10000" office:value-type="float" office:value="-559.2405">
            <text:p>-559.2405</text:p>
          </table:table-cell>
        </table:table-row>
        <table:table-row table:style-name="ro1">
          <table:table-cell office:value-type="float" office:value="-5723991">
            <text:p>-5723991</text:p>
          </table:table-cell>
          <table:table-cell table:formula="of:= [.A260] / 10000" office:value-type="float" office:value="-572.3991">
            <text:p>-572.3991</text:p>
          </table:table-cell>
        </table:table-row>
        <table:table-row table:style-name="ro1">
          <table:table-cell office:value-type="float" office:value="-5987163">
            <text:p>-5987163</text:p>
          </table:table-cell>
          <table:table-cell table:formula="of:= [.A261] / 10000" office:value-type="float" office:value="-598.7163">
            <text:p>-598.7163</text:p>
          </table:table-cell>
        </table:table-row>
        <table:table-row table:style-name="ro1">
          <table:table-cell office:value-type="float" office:value="-6184542">
            <text:p>-6184542</text:p>
          </table:table-cell>
          <table:table-cell table:formula="of:= [.A262] / 10000" office:value-type="float" office:value="-618.4542">
            <text:p>-618.4542</text:p>
          </table:table-cell>
        </table:table-row>
        <table:table-row table:style-name="ro1">
          <table:table-cell office:value-type="float" office:value="-6513507">
            <text:p>-6513507</text:p>
          </table:table-cell>
          <table:table-cell table:formula="of:= [.A263] / 10000" office:value-type="float" office:value="-651.3507">
            <text:p>-651.3507</text:p>
          </table:table-cell>
        </table:table-row>
        <table:table-row table:style-name="ro1">
          <table:table-cell office:value-type="float" office:value="-6710886">
            <text:p>-6710886</text:p>
          </table:table-cell>
          <table:table-cell table:formula="of:= [.A264] / 10000" office:value-type="float" office:value="-671.0886">
            <text:p>-671.0886</text:p>
          </table:table-cell>
        </table:table-row>
        <table:table-row table:style-name="ro1">
          <table:table-cell office:value-type="float" office:value="-6974058">
            <text:p>-6974058</text:p>
          </table:table-cell>
          <table:table-cell table:formula="of:= [.A265] / 10000" office:value-type="float" office:value="-697.4058">
            <text:p>-697.4058</text:p>
          </table:table-cell>
        </table:table-row>
        <table:table-row table:style-name="ro1">
          <table:table-cell office:value-type="float" office:value="-7237230">
            <text:p>-7237230</text:p>
          </table:table-cell>
          <table:table-cell table:formula="of:= [.A266] / 10000" office:value-type="float" office:value="-723.723">
            <text:p>-723.723</text:p>
          </table:table-cell>
        </table:table-row>
        <table:table-row table:style-name="ro1">
          <table:table-cell office:value-type="float" office:value="-7434609">
            <text:p>-7434609</text:p>
          </table:table-cell>
          <table:table-cell table:formula="of:= [.A267] / 10000" office:value-type="float" office:value="-743.4609">
            <text:p>-743.4609</text:p>
          </table:table-cell>
        </table:table-row>
        <table:table-row table:style-name="ro1">
          <table:table-cell office:value-type="float" office:value="-7763574">
            <text:p>-7763574</text:p>
          </table:table-cell>
          <table:table-cell table:formula="of:= [.A268] / 10000" office:value-type="float" office:value="-776.3574">
            <text:p>-776.3574</text:p>
          </table:table-cell>
        </table:table-row>
        <table:table-row table:style-name="ro1">
          <table:table-cell office:value-type="float" office:value="-8026746">
            <text:p>-8026746</text:p>
          </table:table-cell>
          <table:table-cell table:formula="of:= [.A269] / 10000" office:value-type="float" office:value="-802.6746">
            <text:p>-802.6746</text:p>
          </table:table-cell>
        </table:table-row>
        <table:table-row table:style-name="ro1">
          <table:table-cell office:value-type="float" office:value="-8289918">
            <text:p>-8289918</text:p>
          </table:table-cell>
          <table:table-cell table:formula="of:= [.A270] / 10000" office:value-type="float" office:value="-828.9918">
            <text:p>-828.9918</text:p>
          </table:table-cell>
        </table:table-row>
        <table:table-row table:style-name="ro1">
          <table:table-cell office:value-type="float" office:value="-8553090">
            <text:p>-8553090</text:p>
          </table:table-cell>
          <table:table-cell table:formula="of:= [.A271] / 10000" office:value-type="float" office:value="-855.309">
            <text:p>-855.309</text:p>
          </table:table-cell>
        </table:table-row>
        <table:table-row table:style-name="ro1">
          <table:table-cell office:value-type="float" office:value="-8882055">
            <text:p>-8882055</text:p>
          </table:table-cell>
          <table:table-cell table:formula="of:= [.A272] / 10000" office:value-type="float" office:value="-888.2055">
            <text:p>-888.2055</text:p>
          </table:table-cell>
        </table:table-row>
        <table:table-row table:style-name="ro1">
          <table:table-cell office:value-type="float" office:value="-9145227">
            <text:p>-9145227</text:p>
          </table:table-cell>
          <table:table-cell table:formula="of:= [.A273] / 10000" office:value-type="float" office:value="-914.5227">
            <text:p>-914.5227</text:p>
          </table:table-cell>
        </table:table-row>
        <table:table-row table:style-name="ro1">
          <table:table-cell office:value-type="float" office:value="-9474192">
            <text:p>-9474192</text:p>
          </table:table-cell>
          <table:table-cell table:formula="of:= [.A274] / 10000" office:value-type="float" office:value="-947.4192">
            <text:p>-947.4192</text:p>
          </table:table-cell>
        </table:table-row>
        <table:table-row table:style-name="ro1">
          <table:table-cell office:value-type="float" office:value="-9671571">
            <text:p>-9671571</text:p>
          </table:table-cell>
          <table:table-cell table:formula="of:= [.A275] / 10000" office:value-type="float" office:value="-967.1571">
            <text:p>-967.1571</text:p>
          </table:table-cell>
        </table:table-row>
        <table:table-row table:style-name="ro1">
          <table:table-cell office:value-type="float" office:value="-10000536">
            <text:p>-10000536</text:p>
          </table:table-cell>
          <table:table-cell table:formula="of:= [.A276] / 10000" office:value-type="float" office:value="-1000.0536">
            <text:p>-1000.0536</text:p>
          </table:table-cell>
        </table:table-row>
        <table:table-row table:style-name="ro1">
          <table:table-cell office:value-type="float" office:value="-10263708">
            <text:p>-10263708</text:p>
          </table:table-cell>
          <table:table-cell table:formula="of:= [.A277] / 10000" office:value-type="float" office:value="-1026.3708">
            <text:p>-1026.3708</text:p>
          </table:table-cell>
        </table:table-row>
        <table:table-row table:style-name="ro1">
          <table:table-cell office:value-type="float" office:value="-10526880">
            <text:p>-10526880</text:p>
          </table:table-cell>
          <table:table-cell table:formula="of:= [.A278] / 10000" office:value-type="float" office:value="-1052.688">
            <text:p>-1052.688</text:p>
          </table:table-cell>
        </table:table-row>
        <table:table-row table:style-name="ro1">
          <table:table-cell office:value-type="float" office:value="-10855845">
            <text:p>-10855845</text:p>
          </table:table-cell>
          <table:table-cell table:formula="of:= [.A279] / 10000" office:value-type="float" office:value="-1085.5845">
            <text:p>-1085.5845</text:p>
          </table:table-cell>
        </table:table-row>
        <table:table-row table:style-name="ro1">
          <table:table-cell office:value-type="float" office:value="-11053224">
            <text:p>-11053224</text:p>
          </table:table-cell>
          <table:table-cell table:formula="of:= [.A280] / 10000" office:value-type="float" office:value="-1105.3224">
            <text:p>-1105.3224</text:p>
          </table:table-cell>
        </table:table-row>
        <table:table-row table:style-name="ro1">
          <table:table-cell office:value-type="float" office:value="-11382189">
            <text:p>-11382189</text:p>
          </table:table-cell>
          <table:table-cell table:formula="of:= [.A281] / 10000" office:value-type="float" office:value="-1138.2189">
            <text:p>-1138.2189</text:p>
          </table:table-cell>
        </table:table-row>
        <table:table-row table:style-name="ro1">
          <table:table-cell office:value-type="float" office:value="-11645361">
            <text:p>-11645361</text:p>
          </table:table-cell>
          <table:table-cell table:formula="of:= [.A282] / 10000" office:value-type="float" office:value="-1164.5361">
            <text:p>-1164.5361</text:p>
          </table:table-cell>
        </table:table-row>
        <table:table-row table:style-name="ro1">
          <table:table-cell office:value-type="float" office:value="-11908533">
            <text:p>-11908533</text:p>
          </table:table-cell>
          <table:table-cell table:formula="of:= [.A283] / 10000" office:value-type="float" office:value="-1190.8533">
            <text:p>-1190.8533</text:p>
          </table:table-cell>
        </table:table-row>
        <table:table-row table:style-name="ro1">
          <table:table-cell office:value-type="float" office:value="-12105912">
            <text:p>-12105912</text:p>
          </table:table-cell>
          <table:table-cell table:formula="of:= [.A284] / 10000" office:value-type="float" office:value="-1210.5912">
            <text:p>-1210.5912</text:p>
          </table:table-cell>
        </table:table-row>
        <table:table-row table:style-name="ro1">
          <table:table-cell office:value-type="float" office:value="-12369084">
            <text:p>-12369084</text:p>
          </table:table-cell>
          <table:table-cell table:formula="of:= [.A285] / 10000" office:value-type="float" office:value="-1236.9084">
            <text:p>-1236.9084</text:p>
          </table:table-cell>
        </table:table-row>
        <table:table-row table:style-name="ro1">
          <table:table-cell office:value-type="float" office:value="-12566463">
            <text:p>-12566463</text:p>
          </table:table-cell>
          <table:table-cell table:formula="of:= [.A286] / 10000" office:value-type="float" office:value="-1256.6463">
            <text:p>-1256.6463</text:p>
          </table:table-cell>
        </table:table-row>
        <table:table-row table:style-name="ro1">
          <table:table-cell office:value-type="float" office:value="-12829635">
            <text:p>-12829635</text:p>
          </table:table-cell>
          <table:table-cell table:formula="of:= [.A287] / 10000" office:value-type="float" office:value="-1282.9635">
            <text:p>-1282.9635</text:p>
          </table:table-cell>
        </table:table-row>
        <table:table-row table:style-name="ro1">
          <table:table-cell office:value-type="float" office:value="-12961221">
            <text:p>-12961221</text:p>
          </table:table-cell>
          <table:table-cell table:formula="of:= [.A288] / 10000" office:value-type="float" office:value="-1296.1221">
            <text:p>-1296.1221</text:p>
          </table:table-cell>
        </table:table-row>
        <table:table-row table:style-name="ro1">
          <table:table-cell office:value-type="float" office:value="-13158600">
            <text:p>-13158600</text:p>
          </table:table-cell>
          <table:table-cell table:formula="of:= [.A289] / 10000" office:value-type="float" office:value="-1315.86">
            <text:p>-1315.86</text:p>
          </table:table-cell>
        </table:table-row>
        <table:table-row table:style-name="ro1">
          <table:table-cell office:value-type="float" office:value="-13355979">
            <text:p>-13355979</text:p>
          </table:table-cell>
          <table:table-cell table:formula="of:= [.A290] / 10000" office:value-type="float" office:value="-1335.5979">
            <text:p>-1335.5979</text:p>
          </table:table-cell>
        </table:table-row>
        <table:table-row table:style-name="ro1">
          <table:table-cell office:value-type="float" office:value="-13487565">
            <text:p>-13487565</text:p>
          </table:table-cell>
          <table:table-cell table:formula="of:= [.A291] / 10000" office:value-type="float" office:value="-1348.7565">
            <text:p>-1348.7565</text:p>
          </table:table-cell>
        </table:table-row>
        <table:table-row table:style-name="ro1">
          <table:table-cell office:value-type="float" office:value="-13619151">
            <text:p>-13619151</text:p>
          </table:table-cell>
          <table:table-cell table:formula="of:= [.A292] / 10000" office:value-type="float" office:value="-1361.9151">
            <text:p>-1361.9151</text:p>
          </table:table-cell>
        </table:table-row>
        <table:table-row table:style-name="ro1">
          <table:table-cell office:value-type="float" office:value="-13750737">
            <text:p>-13750737</text:p>
          </table:table-cell>
          <table:table-cell table:formula="of:= [.A293] / 10000" office:value-type="float" office:value="-1375.0737">
            <text:p>-1375.0737</text:p>
          </table:table-cell>
        </table:table-row>
        <table:table-row table:style-name="ro1">
          <table:table-cell office:value-type="float" office:value="-13816530">
            <text:p>-13816530</text:p>
          </table:table-cell>
          <table:table-cell table:formula="of:= [.A294] / 10000" office:value-type="float" office:value="-1381.653">
            <text:p>-1381.653</text:p>
          </table:table-cell>
        </table:table-row>
        <table:table-row table:style-name="ro1">
          <table:table-cell office:value-type="float" office:value="-13948116">
            <text:p>-13948116</text:p>
          </table:table-cell>
          <table:table-cell table:formula="of:= [.A295] / 10000" office:value-type="float" office:value="-1394.8116">
            <text:p>-1394.8116</text:p>
          </table:table-cell>
        </table:table-row>
        <table:table-row table:style-name="ro1">
          <table:table-cell office:value-type="float" office:value="-13948116">
            <text:p>-13948116</text:p>
          </table:table-cell>
          <table:table-cell table:formula="of:= [.A296] / 10000" office:value-type="float" office:value="-1394.8116">
            <text:p>-1394.8116</text:p>
          </table:table-cell>
        </table:table-row>
        <table:table-row table:style-name="ro1">
          <table:table-cell office:value-type="float" office:value="-14079702">
            <text:p>-14079702</text:p>
          </table:table-cell>
          <table:table-cell table:formula="of:= [.A297] / 10000" office:value-type="float" office:value="-1407.9702">
            <text:p>-1407.9702</text:p>
          </table:table-cell>
        </table:table-row>
        <table:table-row table:style-name="ro1">
          <table:table-cell office:value-type="float" office:value="-14079702">
            <text:p>-14079702</text:p>
          </table:table-cell>
          <table:table-cell table:formula="of:= [.A298] / 10000" office:value-type="float" office:value="-1407.9702">
            <text:p>-1407.9702</text:p>
          </table:table-cell>
        </table:table-row>
        <table:table-row table:style-name="ro1">
          <table:table-cell office:value-type="float" office:value="-14079702">
            <text:p>-14079702</text:p>
          </table:table-cell>
          <table:table-cell table:formula="of:= [.A299] / 10000" office:value-type="float" office:value="-1407.9702">
            <text:p>-1407.9702</text:p>
          </table:table-cell>
        </table:table-row>
        <table:table-row table:style-name="ro1">
          <table:table-cell office:value-type="float" office:value="-14079702">
            <text:p>-14079702</text:p>
          </table:table-cell>
          <table:table-cell table:formula="of:= [.A300] / 10000" office:value-type="float" office:value="-1407.9702">
            <text:p>-1407.9702</text:p>
          </table:table-cell>
        </table:table-row>
        <table:table-row table:style-name="ro1">
          <table:table-cell office:value-type="float" office:value="-14013909">
            <text:p>-14013909</text:p>
          </table:table-cell>
          <table:table-cell table:formula="of:= [.A301] / 10000" office:value-type="float" office:value="-1401.3909">
            <text:p>-1401.3909</text:p>
          </table:table-cell>
        </table:table-row>
        <table:table-row table:style-name="ro1">
          <table:table-cell office:value-type="float" office:value="-13882323">
            <text:p>-13882323</text:p>
          </table:table-cell>
          <table:table-cell table:formula="of:= [.A302] / 10000" office:value-type="float" office:value="-1388.2323">
            <text:p>-1388.2323</text:p>
          </table:table-cell>
        </table:table-row>
        <table:table-row table:style-name="ro1">
          <table:table-cell office:value-type="float" office:value="-13882323">
            <text:p>-13882323</text:p>
          </table:table-cell>
          <table:table-cell table:formula="of:= [.A303] / 10000" office:value-type="float" office:value="-1388.2323">
            <text:p>-1388.2323</text:p>
          </table:table-cell>
        </table:table-row>
        <table:table-row table:style-name="ro1">
          <table:table-cell office:value-type="float" office:value="-13750737">
            <text:p>-13750737</text:p>
          </table:table-cell>
          <table:table-cell table:formula="of:= [.A304] / 10000" office:value-type="float" office:value="-1375.0737">
            <text:p>-1375.0737</text:p>
          </table:table-cell>
        </table:table-row>
        <table:table-row table:style-name="ro1">
          <table:table-cell office:value-type="float" office:value="-13619151">
            <text:p>-13619151</text:p>
          </table:table-cell>
          <table:table-cell table:formula="of:= [.A305] / 10000" office:value-type="float" office:value="-1361.9151">
            <text:p>-1361.9151</text:p>
          </table:table-cell>
        </table:table-row>
        <table:table-row table:style-name="ro1">
          <table:table-cell office:value-type="float" office:value="-13487565">
            <text:p>-13487565</text:p>
          </table:table-cell>
          <table:table-cell table:formula="of:= [.A306] / 10000" office:value-type="float" office:value="-1348.7565">
            <text:p>-1348.7565</text:p>
          </table:table-cell>
        </table:table-row>
        <table:table-row table:style-name="ro1">
          <table:table-cell office:value-type="float" office:value="-13290186">
            <text:p>-13290186</text:p>
          </table:table-cell>
          <table:table-cell table:formula="of:= [.A307] / 10000" office:value-type="float" office:value="-1329.0186">
            <text:p>-1329.0186</text:p>
          </table:table-cell>
        </table:table-row>
        <table:table-row table:style-name="ro1">
          <table:table-cell office:value-type="float" office:value="-13158600">
            <text:p>-13158600</text:p>
          </table:table-cell>
          <table:table-cell table:formula="of:= [.A308] / 10000" office:value-type="float" office:value="-1315.86">
            <text:p>-1315.86</text:p>
          </table:table-cell>
        </table:table-row>
        <table:table-row table:style-name="ro1">
          <table:table-cell office:value-type="float" office:value="-12961221">
            <text:p>-12961221</text:p>
          </table:table-cell>
          <table:table-cell table:formula="of:= [.A309] / 10000" office:value-type="float" office:value="-1296.1221">
            <text:p>-1296.1221</text:p>
          </table:table-cell>
        </table:table-row>
        <table:table-row table:style-name="ro1">
          <table:table-cell office:value-type="float" office:value="-12763842">
            <text:p>-12763842</text:p>
          </table:table-cell>
          <table:table-cell table:formula="of:= [.A310] / 10000" office:value-type="float" office:value="-1276.3842">
            <text:p>-1276.3842</text:p>
          </table:table-cell>
        </table:table-row>
        <table:table-row table:style-name="ro1">
          <table:table-cell office:value-type="float" office:value="-12566463">
            <text:p>-12566463</text:p>
          </table:table-cell>
          <table:table-cell table:formula="of:= [.A311] / 10000" office:value-type="float" office:value="-1256.6463">
            <text:p>-1256.6463</text:p>
          </table:table-cell>
        </table:table-row>
        <table:table-row table:style-name="ro1">
          <table:table-cell office:value-type="float" office:value="-12303291">
            <text:p>-12303291</text:p>
          </table:table-cell>
          <table:table-cell table:formula="of:= [.A312] / 10000" office:value-type="float" office:value="-1230.3291">
            <text:p>-1230.3291</text:p>
          </table:table-cell>
        </table:table-row>
        <table:table-row table:style-name="ro1">
          <table:table-cell office:value-type="float" office:value="-12040119">
            <text:p>-12040119</text:p>
          </table:table-cell>
          <table:table-cell table:formula="of:= [.A313] / 10000" office:value-type="float" office:value="-1204.0119">
            <text:p>-1204.0119</text:p>
          </table:table-cell>
        </table:table-row>
        <table:table-row table:style-name="ro1">
          <table:table-cell office:value-type="float" office:value="-11842740">
            <text:p>-11842740</text:p>
          </table:table-cell>
          <table:table-cell table:formula="of:= [.A314] / 10000" office:value-type="float" office:value="-1184.274">
            <text:p>-1184.274</text:p>
          </table:table-cell>
        </table:table-row>
        <table:table-row table:style-name="ro1">
          <table:table-cell office:value-type="float" office:value="-11579568">
            <text:p>-11579568</text:p>
          </table:table-cell>
          <table:table-cell table:formula="of:= [.A315] / 10000" office:value-type="float" office:value="-1157.9568">
            <text:p>-1157.9568</text:p>
          </table:table-cell>
        </table:table-row>
        <table:table-row table:style-name="ro1">
          <table:table-cell office:value-type="float" office:value="-11316396">
            <text:p>-11316396</text:p>
          </table:table-cell>
          <table:table-cell table:formula="of:= [.A316] / 10000" office:value-type="float" office:value="-1131.6396">
            <text:p>-1131.6396</text:p>
          </table:table-cell>
        </table:table-row>
        <table:table-row table:style-name="ro1">
          <table:table-cell office:value-type="float" office:value="-11119017">
            <text:p>-11119017</text:p>
          </table:table-cell>
          <table:table-cell table:formula="of:= [.A317] / 10000" office:value-type="float" office:value="-1111.9017">
            <text:p>-1111.9017</text:p>
          </table:table-cell>
        </table:table-row>
        <table:table-row table:style-name="ro1">
          <table:table-cell office:value-type="float" office:value="-10855845">
            <text:p>-10855845</text:p>
          </table:table-cell>
          <table:table-cell table:formula="of:= [.A318] / 10000" office:value-type="float" office:value="-1085.5845">
            <text:p>-1085.5845</text:p>
          </table:table-cell>
        </table:table-row>
        <table:table-row table:style-name="ro1">
          <table:table-cell office:value-type="float" office:value="-10658466">
            <text:p>-10658466</text:p>
          </table:table-cell>
          <table:table-cell table:formula="of:= [.A319] / 10000" office:value-type="float" office:value="-1065.8466">
            <text:p>-1065.8466</text:p>
          </table:table-cell>
        </table:table-row>
        <table:table-row table:style-name="ro1">
          <table:table-cell office:value-type="float" office:value="-10461087">
            <text:p>-10461087</text:p>
          </table:table-cell>
          <table:table-cell table:formula="of:= [.A320] / 10000" office:value-type="float" office:value="-1046.1087">
            <text:p>-1046.1087</text:p>
          </table:table-cell>
        </table:table-row>
        <table:table-row table:style-name="ro1">
          <table:table-cell office:value-type="float" office:value="-10263708">
            <text:p>-10263708</text:p>
          </table:table-cell>
          <table:table-cell table:formula="of:= [.A321] / 10000" office:value-type="float" office:value="-1026.3708">
            <text:p>-1026.3708</text:p>
          </table:table-cell>
        </table:table-row>
        <table:table-row table:style-name="ro1">
          <table:table-cell office:value-type="float" office:value="-10000536">
            <text:p>-10000536</text:p>
          </table:table-cell>
          <table:table-cell table:formula="of:= [.A322] / 10000" office:value-type="float" office:value="-1000.0536">
            <text:p>-1000.0536</text:p>
          </table:table-cell>
        </table:table-row>
        <table:table-row table:style-name="ro1">
          <table:table-cell office:value-type="float" office:value="-9803157">
            <text:p>-9803157</text:p>
          </table:table-cell>
          <table:table-cell table:formula="of:= [.A323] / 10000" office:value-type="float" office:value="-980.3157">
            <text:p>-980.3157</text:p>
          </table:table-cell>
        </table:table-row>
        <table:table-row table:style-name="ro1">
          <table:table-cell office:value-type="float" office:value="-9671571">
            <text:p>-9671571</text:p>
          </table:table-cell>
          <table:table-cell table:formula="of:= [.A324] / 10000" office:value-type="float" office:value="-967.1571">
            <text:p>-967.1571</text:p>
          </table:table-cell>
        </table:table-row>
        <table:table-row table:style-name="ro1">
          <table:table-cell office:value-type="float" office:value="-9474192">
            <text:p>-9474192</text:p>
          </table:table-cell>
          <table:table-cell table:formula="of:= [.A325] / 10000" office:value-type="float" office:value="-947.4192">
            <text:p>-947.4192</text:p>
          </table:table-cell>
        </table:table-row>
        <table:table-row table:style-name="ro1">
          <table:table-cell office:value-type="float" office:value="-9342606">
            <text:p>-9342606</text:p>
          </table:table-cell>
          <table:table-cell table:formula="of:= [.A326] / 10000" office:value-type="float" office:value="-934.2606">
            <text:p>-934.2606</text:p>
          </table:table-cell>
        </table:table-row>
        <table:table-row table:style-name="ro1">
          <table:table-cell office:value-type="float" office:value="-9211020">
            <text:p>-9211020</text:p>
          </table:table-cell>
          <table:table-cell table:formula="of:= [.A327] / 10000" office:value-type="float" office:value="-921.102">
            <text:p>-921.102</text:p>
          </table:table-cell>
        </table:table-row>
        <table:table-row table:style-name="ro1">
          <table:table-cell office:value-type="float" office:value="-9013641">
            <text:p>-9013641</text:p>
          </table:table-cell>
          <table:table-cell table:formula="of:= [.A328] / 10000" office:value-type="float" office:value="-901.3641">
            <text:p>-901.3641</text:p>
          </table:table-cell>
        </table:table-row>
        <table:table-row table:style-name="ro1">
          <table:table-cell office:value-type="float" office:value="-8882055">
            <text:p>-8882055</text:p>
          </table:table-cell>
          <table:table-cell table:formula="of:= [.A329] / 10000" office:value-type="float" office:value="-888.2055">
            <text:p>-888.2055</text:p>
          </table:table-cell>
        </table:table-row>
        <table:table-row table:style-name="ro1">
          <table:table-cell office:value-type="float" office:value="-8750469">
            <text:p>-8750469</text:p>
          </table:table-cell>
          <table:table-cell table:formula="of:= [.A330] / 10000" office:value-type="float" office:value="-875.0469">
            <text:p>-875.0469</text:p>
          </table:table-cell>
        </table:table-row>
        <table:table-row table:style-name="ro1">
          <table:table-cell office:value-type="float" office:value="-8618883">
            <text:p>-8618883</text:p>
          </table:table-cell>
          <table:table-cell table:formula="of:= [.A331] / 10000" office:value-type="float" office:value="-861.8883">
            <text:p>-861.8883</text:p>
          </table:table-cell>
        </table:table-row>
        <table:table-row table:style-name="ro1">
          <table:table-cell office:value-type="float" office:value="-8421504">
            <text:p>-8421504</text:p>
          </table:table-cell>
          <table:table-cell table:formula="of:= [.A332] / 10000" office:value-type="float" office:value="-842.1504">
            <text:p>-842.1504</text:p>
          </table:table-cell>
        </table:table-row>
        <table:table-row table:style-name="ro1">
          <table:table-cell office:value-type="float" office:value="-8289918">
            <text:p>-8289918</text:p>
          </table:table-cell>
          <table:table-cell table:formula="of:= [.A333] / 10000" office:value-type="float" office:value="-828.9918">
            <text:p>-828.9918</text:p>
          </table:table-cell>
        </table:table-row>
        <table:table-row table:style-name="ro1">
          <table:table-cell office:value-type="float" office:value="-8158332">
            <text:p>-8158332</text:p>
          </table:table-cell>
          <table:table-cell table:formula="of:= [.A334] / 10000" office:value-type="float" office:value="-815.8332">
            <text:p>-815.8332</text:p>
          </table:table-cell>
        </table:table-row>
        <table:table-row table:style-name="ro1">
          <table:table-cell office:value-type="float" office:value="-7960953">
            <text:p>-7960953</text:p>
          </table:table-cell>
          <table:table-cell table:formula="of:= [.A335] / 10000" office:value-type="float" office:value="-796.0953">
            <text:p>-796.0953</text:p>
          </table:table-cell>
        </table:table-row>
        <table:table-row table:style-name="ro1">
          <table:table-cell office:value-type="float" office:value="-7829367">
            <text:p>-7829367</text:p>
          </table:table-cell>
          <table:table-cell table:formula="of:= [.A336] / 10000" office:value-type="float" office:value="-782.9367">
            <text:p>-782.9367</text:p>
          </table:table-cell>
        </table:table-row>
        <table:table-row table:style-name="ro1">
          <table:table-cell office:value-type="float" office:value="-7631988">
            <text:p>-7631988</text:p>
          </table:table-cell>
          <table:table-cell table:formula="of:= [.A337] / 10000" office:value-type="float" office:value="-763.1988">
            <text:p>-763.1988</text:p>
          </table:table-cell>
        </table:table-row>
        <table:table-row table:style-name="ro1">
          <table:table-cell office:value-type="float" office:value="-7500402">
            <text:p>-7500402</text:p>
          </table:table-cell>
          <table:table-cell table:formula="of:= [.A338] / 10000" office:value-type="float" office:value="-750.0402">
            <text:p>-750.0402</text:p>
          </table:table-cell>
        </table:table-row>
        <table:table-row table:style-name="ro1">
          <table:table-cell office:value-type="float" office:value="-7303023">
            <text:p>-7303023</text:p>
          </table:table-cell>
          <table:table-cell table:formula="of:= [.A339] / 10000" office:value-type="float" office:value="-730.3023">
            <text:p>-730.3023</text:p>
          </table:table-cell>
        </table:table-row>
        <table:table-row table:style-name="ro1">
          <table:table-cell office:value-type="float" office:value="-7105644">
            <text:p>-7105644</text:p>
          </table:table-cell>
          <table:table-cell table:formula="of:= [.A340] / 10000" office:value-type="float" office:value="-710.5644">
            <text:p>-710.5644</text:p>
          </table:table-cell>
        </table:table-row>
        <table:table-row table:style-name="ro1">
          <table:table-cell office:value-type="float" office:value="-6908265">
            <text:p>-6908265</text:p>
          </table:table-cell>
          <table:table-cell table:formula="of:= [.A341] / 10000" office:value-type="float" office:value="-690.8265">
            <text:p>-690.8265</text:p>
          </table:table-cell>
        </table:table-row>
        <table:table-row table:style-name="ro1">
          <table:table-cell office:value-type="float" office:value="-6710886">
            <text:p>-6710886</text:p>
          </table:table-cell>
          <table:table-cell table:formula="of:= [.A342] / 10000" office:value-type="float" office:value="-671.0886">
            <text:p>-671.0886</text:p>
          </table:table-cell>
        </table:table-row>
        <table:table-row table:style-name="ro1">
          <table:table-cell office:value-type="float" office:value="-6513507">
            <text:p>-6513507</text:p>
          </table:table-cell>
          <table:table-cell table:formula="of:= [.A343] / 10000" office:value-type="float" office:value="-651.3507">
            <text:p>-651.3507</text:p>
          </table:table-cell>
        </table:table-row>
        <table:table-row table:style-name="ro1">
          <table:table-cell office:value-type="float" office:value="-6250335">
            <text:p>-6250335</text:p>
          </table:table-cell>
          <table:table-cell table:formula="of:= [.A344] / 10000" office:value-type="float" office:value="-625.0335">
            <text:p>-625.0335</text:p>
          </table:table-cell>
        </table:table-row>
        <table:table-row table:style-name="ro1">
          <table:table-cell office:value-type="float" office:value="-6052956">
            <text:p>-6052956</text:p>
          </table:table-cell>
          <table:table-cell table:formula="of:= [.A345] / 10000" office:value-type="float" office:value="-605.2956">
            <text:p>-605.2956</text:p>
          </table:table-cell>
        </table:table-row>
        <table:table-row table:style-name="ro1">
          <table:table-cell office:value-type="float" office:value="-5789784">
            <text:p>-5789784</text:p>
          </table:table-cell>
          <table:table-cell table:formula="of:= [.A346] / 10000" office:value-type="float" office:value="-578.9784">
            <text:p>-578.9784</text:p>
          </table:table-cell>
        </table:table-row>
        <table:table-row table:style-name="ro1">
          <table:table-cell office:value-type="float" office:value="-5592405">
            <text:p>-5592405</text:p>
          </table:table-cell>
          <table:table-cell table:formula="of:= [.A347] / 10000" office:value-type="float" office:value="-559.2405">
            <text:p>-559.2405</text:p>
          </table:table-cell>
        </table:table-row>
        <table:table-row table:style-name="ro1">
          <table:table-cell office:value-type="float" office:value="-5329233">
            <text:p>-5329233</text:p>
          </table:table-cell>
          <table:table-cell table:formula="of:= [.A348] / 10000" office:value-type="float" office:value="-532.9233">
            <text:p>-532.9233</text:p>
          </table:table-cell>
        </table:table-row>
        <table:table-row table:style-name="ro1">
          <table:table-cell office:value-type="float" office:value="-5066061">
            <text:p>-5066061</text:p>
          </table:table-cell>
          <table:table-cell table:formula="of:= [.A349] / 10000" office:value-type="float" office:value="-506.6061">
            <text:p>-506.6061</text:p>
          </table:table-cell>
        </table:table-row>
        <table:table-row table:style-name="ro1">
          <table:table-cell office:value-type="float" office:value="-4802889">
            <text:p>-4802889</text:p>
          </table:table-cell>
          <table:table-cell table:formula="of:= [.A350] / 10000" office:value-type="float" office:value="-480.2889">
            <text:p>-480.2889</text:p>
          </table:table-cell>
        </table:table-row>
        <table:table-row table:style-name="ro1">
          <table:table-cell office:value-type="float" office:value="-4605510">
            <text:p>-4605510</text:p>
          </table:table-cell>
          <table:table-cell table:formula="of:= [.A351] / 10000" office:value-type="float" office:value="-460.551">
            <text:p>-460.551</text:p>
          </table:table-cell>
        </table:table-row>
        <table:table-row table:style-name="ro1">
          <table:table-cell office:value-type="float" office:value="-4342338">
            <text:p>-4342338</text:p>
          </table:table-cell>
          <table:table-cell table:formula="of:= [.A352] / 10000" office:value-type="float" office:value="-434.2338">
            <text:p>-434.2338</text:p>
          </table:table-cell>
        </table:table-row>
        <table:table-row table:style-name="ro1">
          <table:table-cell office:value-type="float" office:value="-4079166">
            <text:p>-4079166</text:p>
          </table:table-cell>
          <table:table-cell table:formula="of:= [.A353] / 10000" office:value-type="float" office:value="-407.9166">
            <text:p>-407.9166</text:p>
          </table:table-cell>
        </table:table-row>
        <table:table-row table:style-name="ro1">
          <table:table-cell office:value-type="float" office:value="-3881787">
            <text:p>-3881787</text:p>
          </table:table-cell>
          <table:table-cell table:formula="of:= [.A354] / 10000" office:value-type="float" office:value="-388.1787">
            <text:p>-388.1787</text:p>
          </table:table-cell>
        </table:table-row>
        <table:table-row table:style-name="ro1">
          <table:table-cell office:value-type="float" office:value="-3618615">
            <text:p>-3618615</text:p>
          </table:table-cell>
          <table:table-cell table:formula="of:= [.A355] / 10000" office:value-type="float" office:value="-361.8615">
            <text:p>-361.8615</text:p>
          </table:table-cell>
        </table:table-row>
        <table:table-row table:style-name="ro1">
          <table:table-cell office:value-type="float" office:value="-3421236">
            <text:p>-3421236</text:p>
          </table:table-cell>
          <table:table-cell table:formula="of:= [.A356] / 10000" office:value-type="float" office:value="-342.1236">
            <text:p>-342.1236</text:p>
          </table:table-cell>
        </table:table-row>
        <table:table-row table:style-name="ro1">
          <table:table-cell office:value-type="float" office:value="-3158064">
            <text:p>-3158064</text:p>
          </table:table-cell>
          <table:table-cell table:formula="of:= [.A357] / 10000" office:value-type="float" office:value="-315.8064">
            <text:p>-315.8064</text:p>
          </table:table-cell>
        </table:table-row>
        <table:table-row table:style-name="ro1">
          <table:table-cell office:value-type="float" office:value="-2960685">
            <text:p>-2960685</text:p>
          </table:table-cell>
          <table:table-cell table:formula="of:= [.A358] / 10000" office:value-type="float" office:value="-296.0685">
            <text:p>-296.0685</text:p>
          </table:table-cell>
        </table:table-row>
        <table:table-row table:style-name="ro1">
          <table:table-cell office:value-type="float" office:value="-2763306">
            <text:p>-2763306</text:p>
          </table:table-cell>
          <table:table-cell table:formula="of:= [.A359] / 10000" office:value-type="float" office:value="-276.3306">
            <text:p>-276.3306</text:p>
          </table:table-cell>
        </table:table-row>
        <table:table-row table:style-name="ro1">
          <table:table-cell office:value-type="float" office:value="-2565927">
            <text:p>-2565927</text:p>
          </table:table-cell>
          <table:table-cell table:formula="of:= [.A360] / 10000" office:value-type="float" office:value="-256.5927">
            <text:p>-256.5927</text:p>
          </table:table-cell>
        </table:table-row>
        <table:table-row table:style-name="ro1">
          <table:table-cell office:value-type="float" office:value="-2368548">
            <text:p>-2368548</text:p>
          </table:table-cell>
          <table:table-cell table:formula="of:= [.A361] / 10000" office:value-type="float" office:value="-236.8548">
            <text:p>-236.8548</text:p>
          </table:table-cell>
        </table:table-row>
        <table:table-row table:style-name="ro1">
          <table:table-cell office:value-type="float" office:value="-2171169">
            <text:p>-2171169</text:p>
          </table:table-cell>
          <table:table-cell table:formula="of:= [.A362] / 10000" office:value-type="float" office:value="-217.1169">
            <text:p>-217.1169</text:p>
          </table:table-cell>
        </table:table-row>
        <table:table-row table:style-name="ro1">
          <table:table-cell office:value-type="float" office:value="-1973790">
            <text:p>-1973790</text:p>
          </table:table-cell>
          <table:table-cell table:formula="of:= [.A363] / 10000" office:value-type="float" office:value="-197.379">
            <text:p>-197.379</text:p>
          </table:table-cell>
        </table:table-row>
        <table:table-row table:style-name="ro1">
          <table:table-cell office:value-type="float" office:value="-1842204">
            <text:p>-1842204</text:p>
          </table:table-cell>
          <table:table-cell table:formula="of:= [.A364] / 10000" office:value-type="float" office:value="-184.2204">
            <text:p>-184.2204</text:p>
          </table:table-cell>
        </table:table-row>
        <table:table-row table:style-name="ro1">
          <table:table-cell office:value-type="float" office:value="-1644825">
            <text:p>-1644825</text:p>
          </table:table-cell>
          <table:table-cell table:formula="of:= [.A365] / 10000" office:value-type="float" office:value="-164.4825">
            <text:p>-164.4825</text:p>
          </table:table-cell>
        </table:table-row>
        <table:table-row table:style-name="ro1">
          <table:table-cell office:value-type="float" office:value="-1513239">
            <text:p>-1513239</text:p>
          </table:table-cell>
          <table:table-cell table:formula="of:= [.A366] / 10000" office:value-type="float" office:value="-151.3239">
            <text:p>-151.3239</text:p>
          </table:table-cell>
        </table:table-row>
        <table:table-row table:style-name="ro1">
          <table:table-cell office:value-type="float" office:value="-1381653">
            <text:p>-1381653</text:p>
          </table:table-cell>
          <table:table-cell table:formula="of:= [.A367] / 10000" office:value-type="float" office:value="-138.1653">
            <text:p>-138.1653</text:p>
          </table:table-cell>
        </table:table-row>
        <table:table-row table:style-name="ro1">
          <table:table-cell office:value-type="float" office:value="-1250067">
            <text:p>-1250067</text:p>
          </table:table-cell>
          <table:table-cell table:formula="of:= [.A368] / 10000" office:value-type="float" office:value="-125.0067">
            <text:p>-125.0067</text:p>
          </table:table-cell>
        </table:table-row>
        <table:table-row table:style-name="ro1">
          <table:table-cell office:value-type="float" office:value="-1118481">
            <text:p>-1118481</text:p>
          </table:table-cell>
          <table:table-cell table:formula="of:= [.A369] / 10000" office:value-type="float" office:value="-111.8481">
            <text:p>-111.8481</text:p>
          </table:table-cell>
        </table:table-row>
        <table:table-row table:style-name="ro1">
          <table:table-cell office:value-type="float" office:value="-986895">
            <text:p>-986895</text:p>
          </table:table-cell>
          <table:table-cell table:formula="of:= [.A370] / 10000" office:value-type="float" office:value="-98.6895">
            <text:p>-98.6895</text:p>
          </table:table-cell>
        </table:table-row>
        <table:table-row table:style-name="ro1">
          <table:table-cell office:value-type="float" office:value="-921102">
            <text:p>-921102</text:p>
          </table:table-cell>
          <table:table-cell table:formula="of:= [.A371] / 10000" office:value-type="float" office:value="-92.1102">
            <text:p>-92.1102</text:p>
          </table:table-cell>
        </table:table-row>
        <table:table-row table:style-name="ro1">
          <table:table-cell office:value-type="float" office:value="-789516">
            <text:p>-789516</text:p>
          </table:table-cell>
          <table:table-cell table:formula="of:= [.A372] / 10000" office:value-type="float" office:value="-78.9516">
            <text:p>-78.9516</text:p>
          </table:table-cell>
        </table:table-row>
        <table:table-row table:style-name="ro1">
          <table:table-cell office:value-type="float" office:value="-723723">
            <text:p>-723723</text:p>
          </table:table-cell>
          <table:table-cell table:formula="of:= [.A373] / 10000" office:value-type="float" office:value="-72.3723">
            <text:p>-72.3723</text:p>
          </table:table-cell>
        </table:table-row>
        <table:table-row table:style-name="ro1">
          <table:table-cell office:value-type="float" office:value="-657930">
            <text:p>-657930</text:p>
          </table:table-cell>
          <table:table-cell table:formula="of:= [.A374] / 10000" office:value-type="float" office:value="-65.793">
            <text:p>-65.793</text:p>
          </table:table-cell>
        </table:table-row>
        <table:table-row table:style-name="ro1">
          <table:table-cell office:value-type="float" office:value="-526344">
            <text:p>-526344</text:p>
          </table:table-cell>
          <table:table-cell table:formula="of:= [.A375] / 10000" office:value-type="float" office:value="-52.6344">
            <text:p>-52.6344</text:p>
          </table:table-cell>
        </table:table-row>
        <table:table-row table:style-name="ro1">
          <table:table-cell office:value-type="float" office:value="-460551">
            <text:p>-460551</text:p>
          </table:table-cell>
          <table:table-cell table:formula="of:= [.A376] / 10000" office:value-type="float" office:value="-46.0551">
            <text:p>-46.0551</text:p>
          </table:table-cell>
        </table:table-row>
        <table:table-row table:style-name="ro1">
          <table:table-cell office:value-type="float" office:value="-394758">
            <text:p>-394758</text:p>
          </table:table-cell>
          <table:table-cell table:formula="of:= [.A377] / 10000" office:value-type="float" office:value="-39.4758">
            <text:p>-39.4758</text:p>
          </table:table-cell>
        </table:table-row>
        <table:table-row table:style-name="ro1">
          <table:table-cell office:value-type="float" office:value="-394758">
            <text:p>-394758</text:p>
          </table:table-cell>
          <table:table-cell table:formula="of:= [.A378] / 10000" office:value-type="float" office:value="-39.4758">
            <text:p>-39.4758</text:p>
          </table:table-cell>
        </table:table-row>
        <table:table-row table:style-name="ro1">
          <table:table-cell office:value-type="float" office:value="-328965">
            <text:p>-328965</text:p>
          </table:table-cell>
          <table:table-cell table:formula="of:= [.A379] / 10000" office:value-type="float" office:value="-32.8965">
            <text:p>-32.8965</text:p>
          </table:table-cell>
        </table:table-row>
        <table:table-row table:style-name="ro1">
          <table:table-cell office:value-type="float" office:value="-263172">
            <text:p>-263172</text:p>
          </table:table-cell>
          <table:table-cell table:formula="of:= [.A380] / 10000" office:value-type="float" office:value="-26.3172">
            <text:p>-26.3172</text:p>
          </table:table-cell>
        </table:table-row>
        <table:table-row table:style-name="ro1">
          <table:table-cell office:value-type="float" office:value="-263172">
            <text:p>-263172</text:p>
          </table:table-cell>
          <table:table-cell table:formula="of:= [.A381] / 10000" office:value-type="float" office:value="-26.3172">
            <text:p>-26.3172</text:p>
          </table:table-cell>
        </table:table-row>
        <table:table-row table:style-name="ro1">
          <table:table-cell office:value-type="float" office:value="-197379">
            <text:p>-197379</text:p>
          </table:table-cell>
          <table:table-cell table:formula="of:= [.A382] / 10000" office:value-type="float" office:value="-19.7379">
            <text:p>-19.7379</text:p>
          </table:table-cell>
        </table:table-row>
        <table:table-row table:style-name="ro1">
          <table:table-cell office:value-type="float" office:value="-197379">
            <text:p>-197379</text:p>
          </table:table-cell>
          <table:table-cell table:formula="of:= [.A383] / 10000" office:value-type="float" office:value="-19.7379">
            <text:p>-19.7379</text:p>
          </table:table-cell>
        </table:table-row>
        <table:table-row table:style-name="ro1">
          <table:table-cell office:value-type="float" office:value="-131586">
            <text:p>-131586</text:p>
          </table:table-cell>
          <table:table-cell table:formula="of:= [.A384] / 10000" office:value-type="float" office:value="-13.1586">
            <text:p>-13.1586</text:p>
          </table:table-cell>
        </table:table-row>
        <table:table-row table:style-name="ro1">
          <table:table-cell office:value-type="float" office:value="-131586">
            <text:p>-131586</text:p>
          </table:table-cell>
          <table:table-cell table:formula="of:= [.A385] / 10000" office:value-type="float" office:value="-13.1586">
            <text:p>-13.1586</text:p>
          </table:table-cell>
        </table:table-row>
        <table:table-row table:style-name="ro1">
          <table:table-cell office:value-type="float" office:value="-131586">
            <text:p>-131586</text:p>
          </table:table-cell>
          <table:table-cell table:formula="of:= [.A386] / 10000" office:value-type="float" office:value="-13.1586">
            <text:p>-13.1586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87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88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89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90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91] / 10000" office:value-type="float" office:value="-6.5793">
            <text:p>-6.5793</text:p>
          </table:table-cell>
        </table:table-row>
        <table:table-row table:style-name="ro1">
          <table:table-cell office:value-type="float" office:value="-65793">
            <text:p>-65793</text:p>
          </table:table-cell>
          <table:table-cell table:formula="of:= [.A392] / 10000" office:value-type="float" office:value="-6.5793">
            <text:p>-6.5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 [.A393] / 1000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8:46:54</meta:creation-date>
    <dc:date>2013-04-21T20:37:10</dc:date>
    <meta:editing-duration>PT42M18S</meta:editing-duration>
    <meta:editing-cycles>1</meta:editing-cycles>
    <meta:document-statistic meta:table-count="1" meta:cell-count="786" meta:object-count="1"/>
    <meta:generator>LibreOffice/3.6$MacOSX_x86 LibreOffice_project/5b93205-6e6b3fc-7830f6d-c08ad66-1d9bf4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98cm" svg:y="4.199cm" style:legend-expansion="high" chart:style-name="ch2"/>
        <chart:plot-area chart:style-name="ch3" table:cell-range-address="Sheet1.B1:Sheet1.B393" svg:x="0.77cm" svg:y="0.855cm" svg:width="12.288cm" svg:height="7.545cm">
          <chartooo:coordinate-region svg:x="1.919cm" svg:y="1.056cm" svg:width="11.049cm" svg:height="7.1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93" chart:class="chart:bar">
            <chart:data-point chart:repeated="3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.6962">
                <text:p>223.6962</text:p>
                <draw:g>
                  <svg:desc>Sheet1.B1:Sheet1.B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.2755">
                <text:p>230.2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.4341">
                <text:p>243.4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.5927">
                <text:p>256.5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3.172">
                <text:p>263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6.3306">
                <text:p>276.3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.4892">
                <text:p>289.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6.0685">
                <text:p>296.0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6478">
                <text:p>302.64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2271">
                <text:p>309.2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.8064">
                <text:p>315.8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.965">
                <text:p>328.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.965">
                <text:p>328.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5.5443">
                <text:p>335.5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.5443">
                <text:p>335.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.5443">
                <text:p>335.5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.7029">
                <text:p>348.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.7029">
                <text:p>348.7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.7029">
                <text:p>348.7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.8615">
                <text:p>361.8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5.0201">
                <text:p>375.0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5.0201">
                <text:p>375.0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5.0201">
                <text:p>375.0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.5994">
                <text:p>381.5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1.5994">
                <text:p>381.5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1.5994">
                <text:p>381.5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8.1787">
                <text:p>388.17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1.5994">
                <text:p>381.5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5.0201">
                <text:p>375.0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5.0201">
                <text:p>375.0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8.4408">
                <text:p>368.4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5.2822">
                <text:p>355.2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2.1236">
                <text:p>342.1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5.5443">
                <text:p>335.5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8.965">
                <text:p>328.9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2.3857">
                <text:p>322.3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9.2271">
                <text:p>309.2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9.2271">
                <text:p>309.2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6.0685">
                <text:p>296.0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9.4892">
                <text:p>289.48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2.9099">
                <text:p>282.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9.7513">
                <text:p>269.75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3.172">
                <text:p>263.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0.0134">
                <text:p>250.0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0.0134">
                <text:p>250.01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.8548">
                <text:p>236.8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3.6962">
                <text:p>223.6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7.1169">
                <text:p>217.1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3.9583">
                <text:p>203.9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3.9583">
                <text:p>203.9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.7997">
                <text:p>190.79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.6411">
                <text:p>177.6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.0618">
                <text:p>171.06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7.9032">
                <text:p>157.9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1.3239">
                <text:p>151.32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.7446">
                <text:p>144.7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.586">
                <text:p>131.5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.4274">
                <text:p>118.4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481">
                <text:p>111.8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.2688">
                <text:p>105.2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1102">
                <text:p>92.1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.5309">
                <text:p>85.5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.9516">
                <text:p>78.9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793">
                <text:p>65.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2137">
                <text:p>59.21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344">
                <text:p>52.63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.0551">
                <text:p>46.0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.4758">
                <text:p>39.47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4758">
                <text:p>39.47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3172">
                <text:p>26.3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172">
                <text:p>26.3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7379">
                <text:p>19.73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1586">
                <text:p>13.1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1586">
                <text:p>13.1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1586">
                <text:p>13.15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5793">
                <text:p>6.5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.1586">
                <text:p>-13.1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.1586">
                <text:p>-13.15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.7379">
                <text:p>-19.7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9.7379">
                <text:p>-19.73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6.3172">
                <text:p>-26.3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6.3172">
                <text:p>-26.31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2.8965">
                <text:p>-32.89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9.4758">
                <text:p>-39.47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9.4758">
                <text:p>-39.47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52.6344">
                <text:p>-52.63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52.6344">
                <text:p>-52.63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52.6344">
                <text:p>-52.63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5.793">
                <text:p>-65.7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5.793">
                <text:p>-65.7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8.9516">
                <text:p>-78.95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8.9516">
                <text:p>-78.95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92.1102">
                <text:p>-92.11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92.1102">
                <text:p>-92.11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5.2688">
                <text:p>-105.2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05.2688">
                <text:p>-105.2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18.4274">
                <text:p>-118.42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5.0067">
                <text:p>-125.00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1.586">
                <text:p>-131.5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8.1653">
                <text:p>-138.16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4.7446">
                <text:p>-144.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51.3239">
                <text:p>-151.32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57.9032">
                <text:p>-157.9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64.4825">
                <text:p>-164.48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77.6411">
                <text:p>-177.6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77.6411">
                <text:p>-177.64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0.7997">
                <text:p>-190.7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90.7997">
                <text:p>-190.79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03.9583">
                <text:p>-203.95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10.5376">
                <text:p>-210.53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17.1169">
                <text:p>-217.11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30.2755">
                <text:p>-230.27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36.8548">
                <text:p>-236.8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43.4341">
                <text:p>-243.43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50.0134">
                <text:p>-250.0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63.172">
                <text:p>-263.1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76.3306">
                <text:p>-276.33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76.3306">
                <text:p>-276.33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89.4892">
                <text:p>-289.48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02.6478">
                <text:p>-302.64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09.2271">
                <text:p>-309.22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22.3857">
                <text:p>-322.3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35.5443">
                <text:p>-335.54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48.7029">
                <text:p>-348.70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61.8615">
                <text:p>-361.86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75.0201">
                <text:p>-375.0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88.1787">
                <text:p>-388.1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01.3373">
                <text:p>-401.33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21.0752">
                <text:p>-421.07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34.2338">
                <text:p>-434.23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60.551">
                <text:p>-460.5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73.7096">
                <text:p>-473.70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93.4475">
                <text:p>-493.44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13.1854">
                <text:p>-513.18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32.9233">
                <text:p>-532.92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59.2405">
                <text:p>-559.24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72.3991">
                <text:p>-572.3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98.7163">
                <text:p>-598.71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18.4542">
                <text:p>-618.45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651.3507">
                <text:p>-651.3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71.0886">
                <text:p>-671.0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697.4058">
                <text:p>-697.40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23.723">
                <text:p>-723.7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43.4609">
                <text:p>-743.46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76.3574">
                <text:p>-776.35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802.6746">
                <text:p>-802.67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828.9918">
                <text:p>-828.99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855.309">
                <text:p>-855.3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88.2055">
                <text:p>-888.20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14.5227">
                <text:p>-914.52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47.4192">
                <text:p>-947.41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67.1571">
                <text:p>-967.15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000.0536">
                <text:p>-1000.05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026.3708">
                <text:p>-1026.3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52.688">
                <text:p>-1052.6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085.5845">
                <text:p>-1085.58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105.3224">
                <text:p>-1105.3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138.2189">
                <text:p>-1138.21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164.5361">
                <text:p>-1164.53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190.8533">
                <text:p>-1190.85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210.5912">
                <text:p>-1210.5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236.9084">
                <text:p>-1236.90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256.6463">
                <text:p>-1256.64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282.9635">
                <text:p>-1282.96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296.1221">
                <text:p>-1296.12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315.86">
                <text:p>-1315.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335.5979">
                <text:p>-1335.59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48.7565">
                <text:p>-1348.75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361.9151">
                <text:p>-1361.91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375.0737">
                <text:p>-1375.07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381.653">
                <text:p>-1381.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394.8116">
                <text:p>-1394.81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394.8116">
                <text:p>-1394.8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407.9702">
                <text:p>-1407.9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407.9702">
                <text:p>-1407.97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407.9702">
                <text:p>-1407.97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407.9702">
                <text:p>-1407.97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401.3909">
                <text:p>-1401.39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88.2323">
                <text:p>-1388.23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88.2323">
                <text:p>-1388.2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375.0737">
                <text:p>-1375.0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361.9151">
                <text:p>-1361.91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348.7565">
                <text:p>-1348.75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329.0186">
                <text:p>-1329.0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315.86">
                <text:p>-1315.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296.1221">
                <text:p>-1296.12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276.3842">
                <text:p>-1276.3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256.6463">
                <text:p>-1256.64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230.3291">
                <text:p>-1230.32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204.0119">
                <text:p>-1204.01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184.274">
                <text:p>-1184.2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157.9568">
                <text:p>-1157.95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131.6396">
                <text:p>-1131.63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111.9017">
                <text:p>-1111.90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85.5845">
                <text:p>-1085.58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65.8466">
                <text:p>-1065.84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46.1087">
                <text:p>-1046.10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26.3708">
                <text:p>-1026.37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00.0536">
                <text:p>-1000.05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80.3157">
                <text:p>-980.31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67.1571">
                <text:p>-967.1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47.4192">
                <text:p>-947.41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34.2606">
                <text:p>-934.26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21.102">
                <text:p>-921.1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901.3641">
                <text:p>-901.36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888.2055">
                <text:p>-888.20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875.0469">
                <text:p>-875.04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61.8883">
                <text:p>-861.88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42.1504">
                <text:p>-842.15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828.9918">
                <text:p>-828.99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15.8332">
                <text:p>-815.8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96.0953">
                <text:p>-796.09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782.9367">
                <text:p>-782.93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763.1988">
                <text:p>-763.19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750.0402">
                <text:p>-750.04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730.3023">
                <text:p>-730.30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710.5644">
                <text:p>-710.56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90.8265">
                <text:p>-690.82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71.0886">
                <text:p>-671.08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51.3507">
                <text:p>-651.35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25.0335">
                <text:p>-625.0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05.2956">
                <text:p>-605.2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78.9784">
                <text:p>-578.97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59.2405">
                <text:p>-559.24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532.9233">
                <text:p>-532.92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506.6061">
                <text:p>-506.60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80.2889">
                <text:p>-480.28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60.551">
                <text:p>-460.5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34.2338">
                <text:p>-434.23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07.9166">
                <text:p>-407.91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88.1787">
                <text:p>-388.1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61.8615">
                <text:p>-361.86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42.1236">
                <text:p>-342.12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15.8064">
                <text:p>-315.80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96.0685">
                <text:p>-296.06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76.3306">
                <text:p>-276.3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56.5927">
                <text:p>-256.59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6.8548">
                <text:p>-236.85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17.1169">
                <text:p>-217.1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97.379">
                <text:p>-197.3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84.2204">
                <text:p>-184.22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64.4825">
                <text:p>-164.48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51.3239">
                <text:p>-151.32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38.1653">
                <text:p>-138.16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5.0067">
                <text:p>-125.00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1.8481">
                <text:p>-111.84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98.6895">
                <text:p>-98.68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92.1102">
                <text:p>-92.1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8.9516">
                <text:p>-78.95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2.3723">
                <text:p>-72.37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5.793">
                <text:p>-65.7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52.6344">
                <text:p>-52.63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6.0551">
                <text:p>-46.05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9.4758">
                <text:p>-39.47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9.4758">
                <text:p>-39.47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2.8965">
                <text:p>-32.89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6.3172">
                <text:p>-26.31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6.3172">
                <text:p>-26.3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9.7379">
                <text:p>-19.73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9.7379">
                <text:p>-19.73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3.1586">
                <text:p>-13.1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3.1586">
                <text:p>-13.15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.1586">
                <text:p>-13.15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5793">
                <text:p>-6.57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